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34pt"/>
    </style:style>
    <style:style style:name="co2" style:family="table-column">
      <style:table-column-properties fo:break-before="auto" style:column-width="58.9pt"/>
    </style:style>
    <style:style style:name="co3" style:family="table-column">
      <style:table-column-properties fo:break-before="auto" style:column-width="159.99pt"/>
    </style:style>
    <style:style style:name="co4" style:family="table-column">
      <style:table-column-properties fo:break-before="auto" style:column-width="70.44pt"/>
    </style:style>
    <style:style style:name="co5" style:family="table-column">
      <style:table-column-properties fo:break-before="auto" style:column-width="114.4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25"/>
    <style:style style:name="ce2" style:family="table-cell" style:parent-style-name="Default" style:data-style-name="N1"/>
  </office:automatic-styles>
  <office:body>
    <office:spreadsheet>
      <table:calculation-settings table:automatic-find-labels="false"/>
      <table:table table:name="resultats_performancesresultat_performance_bretagne_15_25_temp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Origine</text:p>
          </table:table-cell>
          <table:table-cell office:value-type="string" calcext:value-type="string">
            <text:p>Destination</text:p>
          </table:table-cell>
          <table:table-cell office:value-type="string" calcext:value-type="string">
            <text:p>Temps Execution Dijkstra (en ms)</text:p>
          </table:table-cell>
          <table:table-cell office:value-type="string" calcext:value-type="string">
            <text:p><text:s/>Nb Sommets</text:p>
          </table:table-cell>
          <table:table-cell office:value-type="string" calcext:value-type="string">
            <text:p><text:s/>Temps CPU A* (en ms)</text:p>
          </table:table-cell>
          <table:table-cell office:value-type="string" calcext:value-type="string">
            <text:p><text:s/>Nb Sommets</text:p>
          </table:table-cell>
        </table:table-row>
        <table:table-row table:style-name="ro1">
          <table:table-cell office:value-type="float" office:value="277198" calcext:value-type="float">
            <text:p>277198</text:p>
          </table:table-cell>
          <table:table-cell office:value-type="float" office:value="562177" calcext:value-type="float">
            <text:p>562177</text:p>
          </table:table-cell>
          <table:table-cell office:value-type="float" office:value="809.52246" calcext:value-type="float">
            <text:p>809.52246</text:p>
          </table:table-cell>
          <table:table-cell office:value-type="float" office:value="22190" calcext:value-type="float">
            <text:p>22190</text:p>
          </table:table-cell>
          <table:table-cell office:value-type="float" office:value="490.49203" calcext:value-type="float">
            <text:p>490.49203</text:p>
          </table:table-cell>
          <table:table-cell office:value-type="float" office:value="7442" calcext:value-type="float">
            <text:p>7442</text:p>
          </table:table-cell>
        </table:table-row>
        <table:table-row table:style-name="ro1">
          <table:table-cell office:value-type="float" office:value="510476" calcext:value-type="float">
            <text:p>510476</text:p>
          </table:table-cell>
          <table:table-cell office:value-type="float" office:value="222168" calcext:value-type="float">
            <text:p>222168</text:p>
          </table:table-cell>
          <table:table-cell office:value-type="float" office:value="518.8891" calcext:value-type="float">
            <text:p>518.8891</text:p>
          </table:table-cell>
          <table:table-cell office:value-type="float" office:value="21881" calcext:value-type="float">
            <text:p>21881</text:p>
          </table:table-cell>
          <table:table-cell office:value-type="float" office:value="663.713" calcext:value-type="float">
            <text:p>663.713</text:p>
          </table:table-cell>
          <table:table-cell office:value-type="float" office:value="11215" calcext:value-type="float">
            <text:p>11215</text:p>
          </table:table-cell>
        </table:table-row>
        <table:table-row table:style-name="ro1">
          <table:table-cell office:value-type="float" office:value="655131" calcext:value-type="float">
            <text:p>655131</text:p>
          </table:table-cell>
          <table:table-cell office:value-type="float" office:value="605009" calcext:value-type="float">
            <text:p>605009</text:p>
          </table:table-cell>
          <table:table-cell office:value-type="float" office:value="242.67911" calcext:value-type="float">
            <text:p>242.67911</text:p>
          </table:table-cell>
          <table:table-cell office:value-type="float" office:value="24538" calcext:value-type="float">
            <text:p>24538</text:p>
          </table:table-cell>
          <table:table-cell office:value-type="float" office:value="401.78784" calcext:value-type="float">
            <text:p>401.78784</text:p>
          </table:table-cell>
          <table:table-cell office:value-type="float" office:value="9522" calcext:value-type="float">
            <text:p>9522</text:p>
          </table:table-cell>
        </table:table-row>
        <table:table-row table:style-name="ro1">
          <table:table-cell office:value-type="float" office:value="372706" calcext:value-type="float">
            <text:p>372706</text:p>
          </table:table-cell>
          <table:table-cell office:value-type="float" office:value="515285" calcext:value-type="float">
            <text:p>515285</text:p>
          </table:table-cell>
          <table:table-cell office:value-type="float" office:value="768.7761" calcext:value-type="float">
            <text:p>768.7761</text:p>
          </table:table-cell>
          <table:table-cell office:value-type="float" office:value="39923" calcext:value-type="float">
            <text:p>39923</text:p>
          </table:table-cell>
          <table:table-cell office:value-type="float" office:value="372.75735" calcext:value-type="float">
            <text:p>372.75735</text:p>
          </table:table-cell>
          <table:table-cell office:value-type="float" office:value="7626" calcext:value-type="float">
            <text:p>7626</text:p>
          </table:table-cell>
        </table:table-row>
        <table:table-row table:style-name="ro1">
          <table:table-cell office:value-type="float" office:value="50072" calcext:value-type="float">
            <text:p>50072</text:p>
          </table:table-cell>
          <table:table-cell office:value-type="float" office:value="56520" calcext:value-type="float">
            <text:p>56520</text:p>
          </table:table-cell>
          <table:table-cell office:value-type="float" office:value="854.0141" calcext:value-type="float">
            <text:p>854.0141</text:p>
          </table:table-cell>
          <table:table-cell office:value-type="float" office:value="71492" calcext:value-type="float">
            <text:p>71492</text:p>
          </table:table-cell>
          <table:table-cell office:value-type="float" office:value="715.462" calcext:value-type="float">
            <text:p>715.462</text:p>
          </table:table-cell>
          <table:table-cell office:value-type="float" office:value="35180" calcext:value-type="float">
            <text:p>35180</text:p>
          </table:table-cell>
        </table:table-row>
        <table:table-row table:style-name="ro1">
          <table:table-cell office:value-type="float" office:value="635732" calcext:value-type="float">
            <text:p>635732</text:p>
          </table:table-cell>
          <table:table-cell office:value-type="float" office:value="429283" calcext:value-type="float">
            <text:p>429283</text:p>
          </table:table-cell>
          <table:table-cell office:value-type="float" office:value="370.48572" calcext:value-type="float">
            <text:p>370.48572</text:p>
          </table:table-cell>
          <table:table-cell office:value-type="float" office:value="21294" calcext:value-type="float">
            <text:p>21294</text:p>
          </table:table-cell>
          <table:table-cell office:value-type="float" office:value="405.75995" calcext:value-type="float">
            <text:p>405.75995</text:p>
          </table:table-cell>
          <table:table-cell office:value-type="float" office:value="4997" calcext:value-type="float">
            <text:p>4997</text:p>
          </table:table-cell>
        </table:table-row>
        <table:table-row table:style-name="ro1">
          <table:table-cell office:value-type="float" office:value="230946" calcext:value-type="float">
            <text:p>230946</text:p>
          </table:table-cell>
          <table:table-cell office:value-type="float" office:value="477976" calcext:value-type="float">
            <text:p>477976</text:p>
          </table:table-cell>
          <table:table-cell office:value-type="float" office:value="461.67563" calcext:value-type="float">
            <text:p>461.67563</text:p>
          </table:table-cell>
          <table:table-cell office:value-type="float" office:value="34003" calcext:value-type="float">
            <text:p>34003</text:p>
          </table:table-cell>
          <table:table-cell office:value-type="float" office:value="455.97916" calcext:value-type="float">
            <text:p>455.97916</text:p>
          </table:table-cell>
          <table:table-cell office:value-type="float" office:value="14627" calcext:value-type="float">
            <text:p>14627</text:p>
          </table:table-cell>
        </table:table-row>
        <table:table-row table:style-name="ro1">
          <table:table-cell office:value-type="float" office:value="492432" calcext:value-type="float">
            <text:p>492432</text:p>
          </table:table-cell>
          <table:table-cell office:value-type="float" office:value="438894" calcext:value-type="float">
            <text:p>438894</text:p>
          </table:table-cell>
          <table:table-cell office:value-type="float" office:value="231.58905" calcext:value-type="float">
            <text:p>231.58905</text:p>
          </table:table-cell>
          <table:table-cell office:value-type="float" office:value="19677" calcext:value-type="float">
            <text:p>19677</text:p>
          </table:table-cell>
          <table:table-cell office:value-type="float" office:value="363.24344" calcext:value-type="float">
            <text:p>363.24344</text:p>
          </table:table-cell>
          <table:table-cell office:value-type="float" office:value="6863" calcext:value-type="float">
            <text:p>6863</text:p>
          </table:table-cell>
        </table:table-row>
        <table:table-row table:style-name="ro1">
          <table:table-cell office:value-type="float" office:value="421624" calcext:value-type="float">
            <text:p>421624</text:p>
          </table:table-cell>
          <table:table-cell office:value-type="float" office:value="429030" calcext:value-type="float">
            <text:p>429030</text:p>
          </table:table-cell>
          <table:table-cell office:value-type="float" office:value="345.38458" calcext:value-type="float">
            <text:p>345.38458</text:p>
          </table:table-cell>
          <table:table-cell office:value-type="float" office:value="38519" calcext:value-type="float">
            <text:p>38519</text:p>
          </table:table-cell>
          <table:table-cell office:value-type="float" office:value="563.1564" calcext:value-type="float">
            <text:p>563.1564</text:p>
          </table:table-cell>
          <table:table-cell office:value-type="float" office:value="18835" calcext:value-type="float">
            <text:p>18835</text:p>
          </table:table-cell>
        </table:table-row>
        <table:table-row table:style-name="ro1">
          <table:table-cell office:value-type="float" office:value="116524" calcext:value-type="float">
            <text:p>116524</text:p>
          </table:table-cell>
          <table:table-cell office:value-type="float" office:value="420593" calcext:value-type="float">
            <text:p>420593</text:p>
          </table:table-cell>
          <table:table-cell office:value-type="float" office:value="375.18747" calcext:value-type="float">
            <text:p>375.18747</text:p>
          </table:table-cell>
          <table:table-cell office:value-type="float" office:value="30408" calcext:value-type="float">
            <text:p>30408</text:p>
          </table:table-cell>
          <table:table-cell office:value-type="float" office:value="411.1764" calcext:value-type="float">
            <text:p>411.1764</text:p>
          </table:table-cell>
          <table:table-cell office:value-type="float" office:value="11409" calcext:value-type="float">
            <text:p>11409</text:p>
          </table:table-cell>
        </table:table-row>
        <table:table-row table:style-name="ro1">
          <table:table-cell office:value-type="float" office:value="317495" calcext:value-type="float">
            <text:p>317495</text:p>
          </table:table-cell>
          <table:table-cell office:value-type="float" office:value="483810" calcext:value-type="float">
            <text:p>483810</text:p>
          </table:table-cell>
          <table:table-cell office:value-type="float" office:value="381.456" calcext:value-type="float">
            <text:p>381.456</text:p>
          </table:table-cell>
          <table:table-cell office:value-type="float" office:value="42720" calcext:value-type="float">
            <text:p>42720</text:p>
          </table:table-cell>
          <table:table-cell office:value-type="float" office:value="413.13327" calcext:value-type="float">
            <text:p>413.13327</text:p>
          </table:table-cell>
          <table:table-cell office:value-type="float" office:value="14251" calcext:value-type="float">
            <text:p>14251</text:p>
          </table:table-cell>
        </table:table-row>
        <table:table-row table:style-name="ro1">
          <table:table-cell office:value-type="float" office:value="291673" calcext:value-type="float">
            <text:p>291673</text:p>
          </table:table-cell>
          <table:table-cell office:value-type="float" office:value="196435" calcext:value-type="float">
            <text:p>196435</text:p>
          </table:table-cell>
          <table:table-cell office:value-type="float" office:value="343.35184" calcext:value-type="float">
            <text:p>343.35184</text:p>
          </table:table-cell>
          <table:table-cell office:value-type="float" office:value="39036" calcext:value-type="float">
            <text:p>39036</text:p>
          </table:table-cell>
          <table:table-cell office:value-type="float" office:value="400.79257" calcext:value-type="float">
            <text:p>400.79257</text:p>
          </table:table-cell>
          <table:table-cell office:value-type="float" office:value="11034" calcext:value-type="float">
            <text:p>11034</text:p>
          </table:table-cell>
        </table:table-row>
        <table:table-row table:style-name="ro1">
          <table:table-cell office:value-type="float" office:value="632753" calcext:value-type="float">
            <text:p>632753</text:p>
          </table:table-cell>
          <table:table-cell office:value-type="float" office:value="431981" calcext:value-type="float">
            <text:p>431981</text:p>
          </table:table-cell>
          <table:table-cell office:value-type="float" office:value="294.31757" calcext:value-type="float">
            <text:p>294.31757</text:p>
          </table:table-cell>
          <table:table-cell office:value-type="float" office:value="11362" calcext:value-type="float">
            <text:p>11362</text:p>
          </table:table-cell>
          <table:table-cell office:value-type="float" office:value="408.03616" calcext:value-type="float">
            <text:p>408.03616</text:p>
          </table:table-cell>
          <table:table-cell office:value-type="float" office:value="4877" calcext:value-type="float">
            <text:p>4877</text:p>
          </table:table-cell>
        </table:table-row>
        <table:table-row table:style-name="ro1">
          <table:table-cell office:value-type="float" office:value="92937" calcext:value-type="float">
            <text:p>92937</text:p>
          </table:table-cell>
          <table:table-cell office:value-type="float" office:value="549530" calcext:value-type="float">
            <text:p>549530</text:p>
          </table:table-cell>
          <table:table-cell office:value-type="float" office:value="669.2071" calcext:value-type="float">
            <text:p>669.2071</text:p>
          </table:table-cell>
          <table:table-cell office:value-type="float" office:value="59635" calcext:value-type="float">
            <text:p>59635</text:p>
          </table:table-cell>
          <table:table-cell office:value-type="float" office:value="524.2133" calcext:value-type="float">
            <text:p>524.2133</text:p>
          </table:table-cell>
          <table:table-cell office:value-type="float" office:value="27643" calcext:value-type="float">
            <text:p>27643</text:p>
          </table:table-cell>
        </table:table-row>
        <table:table-row table:style-name="ro1">
          <table:table-cell office:value-type="float" office:value="270123" calcext:value-type="float">
            <text:p>270123</text:p>
          </table:table-cell>
          <table:table-cell office:value-type="float" office:value="341187" calcext:value-type="float">
            <text:p>341187</text:p>
          </table:table-cell>
          <table:table-cell office:value-type="float" office:value="516.7529" calcext:value-type="float">
            <text:p>516.7529</text:p>
          </table:table-cell>
          <table:table-cell office:value-type="float" office:value="36301" calcext:value-type="float">
            <text:p>36301</text:p>
          </table:table-cell>
          <table:table-cell office:value-type="float" office:value="401.3084" calcext:value-type="float">
            <text:p>401.3084</text:p>
          </table:table-cell>
          <table:table-cell office:value-type="float" office:value="10326" calcext:value-type="float">
            <text:p>10326</text:p>
          </table:table-cell>
        </table:table-row>
        <table:table-row table:style-name="ro1">
          <table:table-cell office:value-type="float" office:value="137747" calcext:value-type="float">
            <text:p>137747</text:p>
          </table:table-cell>
          <table:table-cell office:value-type="float" office:value="3726" calcext:value-type="float">
            <text:p>3726</text:p>
          </table:table-cell>
          <table:table-cell office:value-type="float" office:value="728.42114" calcext:value-type="float">
            <text:p>728.42114</text:p>
          </table:table-cell>
          <table:table-cell office:value-type="float" office:value="71066" calcext:value-type="float">
            <text:p>71066</text:p>
          </table:table-cell>
          <table:table-cell office:value-type="float" office:value="700.31604" calcext:value-type="float">
            <text:p>700.31604</text:p>
          </table:table-cell>
          <table:table-cell office:value-type="float" office:value="35770" calcext:value-type="float">
            <text:p>35770</text:p>
          </table:table-cell>
        </table:table-row>
        <table:table-row table:style-name="ro1">
          <table:table-cell office:value-type="float" office:value="33914" calcext:value-type="float">
            <text:p>33914</text:p>
          </table:table-cell>
          <table:table-cell office:value-type="float" office:value="622697" calcext:value-type="float">
            <text:p>622697</text:p>
          </table:table-cell>
          <table:table-cell office:value-type="float" office:value="338.18533" calcext:value-type="float">
            <text:p>338.18533</text:p>
          </table:table-cell>
          <table:table-cell office:value-type="float" office:value="39821" calcext:value-type="float">
            <text:p>39821</text:p>
          </table:table-cell>
          <table:table-cell office:value-type="float" office:value="496.0511" calcext:value-type="float">
            <text:p>496.0511</text:p>
          </table:table-cell>
          <table:table-cell office:value-type="float" office:value="22577" calcext:value-type="float">
            <text:p>22577</text:p>
          </table:table-cell>
        </table:table-row>
        <table:table-row table:style-name="ro1">
          <table:table-cell office:value-type="float" office:value="325299" calcext:value-type="float">
            <text:p>325299</text:p>
          </table:table-cell>
          <table:table-cell office:value-type="float" office:value="204941" calcext:value-type="float">
            <text:p>204941</text:p>
          </table:table-cell>
          <table:table-cell office:value-type="float" office:value="907.0402" calcext:value-type="float">
            <text:p>907.0402</text:p>
          </table:table-cell>
          <table:table-cell office:value-type="float" office:value="78246" calcext:value-type="float">
            <text:p>78246</text:p>
          </table:table-cell>
          <table:table-cell office:value-type="float" office:value="391.10077" calcext:value-type="float">
            <text:p>391.10077</text:p>
          </table:table-cell>
          <table:table-cell office:value-type="float" office:value="11393" calcext:value-type="float">
            <text:p>11393</text:p>
          </table:table-cell>
        </table:table-row>
        <table:table-row table:style-name="ro1">
          <table:table-cell office:value-type="float" office:value="162062" calcext:value-type="float">
            <text:p>162062</text:p>
          </table:table-cell>
          <table:table-cell office:value-type="float" office:value="401071" calcext:value-type="float">
            <text:p>401071</text:p>
          </table:table-cell>
          <table:table-cell office:value-type="float" office:value="1094.2539" calcext:value-type="float">
            <text:p>1094.2539</text:p>
          </table:table-cell>
          <table:table-cell office:value-type="float" office:value="109709" calcext:value-type="float">
            <text:p>109709</text:p>
          </table:table-cell>
          <table:table-cell office:value-type="float" office:value="791.8964" calcext:value-type="float">
            <text:p>791.8964</text:p>
          </table:table-cell>
          <table:table-cell office:value-type="float" office:value="49418" calcext:value-type="float">
            <text:p>49418</text:p>
          </table:table-cell>
        </table:table-row>
        <table:table-row table:style-name="ro1">
          <table:table-cell office:value-type="float" office:value="153207" calcext:value-type="float">
            <text:p>153207</text:p>
          </table:table-cell>
          <table:table-cell office:value-type="float" office:value="402894" calcext:value-type="float">
            <text:p>402894</text:p>
          </table:table-cell>
          <table:table-cell office:value-type="float" office:value="430.5174" calcext:value-type="float">
            <text:p>430.5174</text:p>
          </table:table-cell>
          <table:table-cell office:value-type="float" office:value="49219" calcext:value-type="float">
            <text:p>49219</text:p>
          </table:table-cell>
          <table:table-cell office:value-type="float" office:value="402.8466" calcext:value-type="float">
            <text:p>402.8466</text:p>
          </table:table-cell>
          <table:table-cell office:value-type="float" office:value="13082" calcext:value-type="float">
            <text:p>13082</text:p>
          </table:table-cell>
        </table:table-row>
        <table:table-row table:style-name="ro1">
          <table:table-cell office:value-type="float" office:value="634326" calcext:value-type="float">
            <text:p>634326</text:p>
          </table:table-cell>
          <table:table-cell office:value-type="float" office:value="514153" calcext:value-type="float">
            <text:p>514153</text:p>
          </table:table-cell>
          <table:table-cell office:value-type="float" office:value="446.68375" calcext:value-type="float">
            <text:p>446.68375</text:p>
          </table:table-cell>
          <table:table-cell office:value-type="float" office:value="27923" calcext:value-type="float">
            <text:p>27923</text:p>
          </table:table-cell>
          <table:table-cell office:value-type="float" office:value="361.88736" calcext:value-type="float">
            <text:p>361.88736</text:p>
          </table:table-cell>
          <table:table-cell office:value-type="float" office:value="7447" calcext:value-type="float">
            <text:p>7447</text:p>
          </table:table-cell>
        </table:table-row>
        <table:table-row table:style-name="ro1">
          <table:table-cell office:value-type="float" office:value="521990" calcext:value-type="float">
            <text:p>521990</text:p>
          </table:table-cell>
          <table:table-cell office:value-type="float" office:value="457941" calcext:value-type="float">
            <text:p>457941</text:p>
          </table:table-cell>
          <table:table-cell office:value-type="float" office:value="170.6037" calcext:value-type="float">
            <text:p>170.6037</text:p>
          </table:table-cell>
          <table:table-cell office:value-type="float" office:value="19677" calcext:value-type="float">
            <text:p>19677</text:p>
          </table:table-cell>
          <table:table-cell office:value-type="float" office:value="517.3186" calcext:value-type="float">
            <text:p>517.3186</text:p>
          </table:table-cell>
          <table:table-cell office:value-type="float" office:value="8951" calcext:value-type="float">
            <text:p>8951</text:p>
          </table:table-cell>
        </table:table-row>
        <table:table-row table:style-name="ro1">
          <table:table-cell office:value-type="float" office:value="439293" calcext:value-type="float">
            <text:p>439293</text:p>
          </table:table-cell>
          <table:table-cell office:value-type="float" office:value="446803" calcext:value-type="float">
            <text:p>446803</text:p>
          </table:table-cell>
          <table:table-cell office:value-type="float" office:value="123.27154" calcext:value-type="float">
            <text:p>123.27154</text:p>
          </table:table-cell>
          <table:table-cell office:value-type="float" office:value="12697" calcext:value-type="float">
            <text:p>12697</text:p>
          </table:table-cell>
          <table:table-cell office:value-type="float" office:value="358.3894" calcext:value-type="float">
            <text:p>358.3894</text:p>
          </table:table-cell>
          <table:table-cell office:value-type="float" office:value="5070" calcext:value-type="float">
            <text:p>5070</text:p>
          </table:table-cell>
        </table:table-row>
        <table:table-row table:style-name="ro1">
          <table:table-cell office:value-type="float" office:value="78644" calcext:value-type="float">
            <text:p>78644</text:p>
          </table:table-cell>
          <table:table-cell office:value-type="float" office:value="177967" calcext:value-type="float">
            <text:p>177967</text:p>
          </table:table-cell>
          <table:table-cell office:value-type="float" office:value="748.4378" calcext:value-type="float">
            <text:p>748.4378</text:p>
          </table:table-cell>
          <table:table-cell office:value-type="float" office:value="84634" calcext:value-type="float">
            <text:p>84634</text:p>
          </table:table-cell>
          <table:table-cell office:value-type="float" office:value="795.86426" calcext:value-type="float">
            <text:p>795.86426</text:p>
          </table:table-cell>
          <table:table-cell office:value-type="float" office:value="45081" calcext:value-type="float">
            <text:p>45081</text:p>
          </table:table-cell>
        </table:table-row>
        <table:table-row table:style-name="ro1">
          <table:table-cell office:value-type="float" office:value="167721" calcext:value-type="float">
            <text:p>167721</text:p>
          </table:table-cell>
          <table:table-cell office:value-type="float" office:value="86980" calcext:value-type="float">
            <text:p>86980</text:p>
          </table:table-cell>
          <table:table-cell office:value-type="float" office:value="280.53647" calcext:value-type="float">
            <text:p>280.53647</text:p>
          </table:table-cell>
          <table:table-cell office:value-type="float" office:value="22245" calcext:value-type="float">
            <text:p>22245</text:p>
          </table:table-cell>
          <table:table-cell office:value-type="float" office:value="415.6325" calcext:value-type="float">
            <text:p>415.6325</text:p>
          </table:table-cell>
          <table:table-cell office:value-type="float" office:value="11115" calcext:value-type="float">
            <text:p>11115</text:p>
          </table:table-cell>
        </table:table-row>
        <table:table-row table:style-name="ro1">
          <table:table-cell office:value-type="float" office:value="214240" calcext:value-type="float">
            <text:p>214240</text:p>
          </table:table-cell>
          <table:table-cell office:value-type="float" office:value="140568" calcext:value-type="float">
            <text:p>140568</text:p>
          </table:table-cell>
          <table:table-cell office:value-type="float" office:value="532.21136" calcext:value-type="float">
            <text:p>532.21136</text:p>
          </table:table-cell>
          <table:table-cell office:value-type="float" office:value="39033" calcext:value-type="float">
            <text:p>39033</text:p>
          </table:table-cell>
          <table:table-cell office:value-type="float" office:value="485.18002" calcext:value-type="float">
            <text:p>485.18002</text:p>
          </table:table-cell>
          <table:table-cell office:value-type="float" office:value="21021" calcext:value-type="float">
            <text:p>21021</text:p>
          </table:table-cell>
        </table:table-row>
        <table:table-row table:style-name="ro1">
          <table:table-cell office:value-type="float" office:value="431277" calcext:value-type="float">
            <text:p>431277</text:p>
          </table:table-cell>
          <table:table-cell office:value-type="float" office:value="256793" calcext:value-type="float">
            <text:p>256793</text:p>
          </table:table-cell>
          <table:table-cell office:value-type="float" office:value="412.7984" calcext:value-type="float">
            <text:p>412.7984</text:p>
          </table:table-cell>
          <table:table-cell office:value-type="float" office:value="25944" calcext:value-type="float">
            <text:p>25944</text:p>
          </table:table-cell>
          <table:table-cell office:value-type="float" office:value="381.42276" calcext:value-type="float">
            <text:p>381.42276</text:p>
          </table:table-cell>
          <table:table-cell office:value-type="float" office:value="7724" calcext:value-type="float">
            <text:p>7724</text:p>
          </table:table-cell>
        </table:table-row>
        <table:table-row table:style-name="ro1">
          <table:table-cell office:value-type="float" office:value="150820" calcext:value-type="float">
            <text:p>150820</text:p>
          </table:table-cell>
          <table:table-cell office:value-type="float" office:value="372120" calcext:value-type="float">
            <text:p>372120</text:p>
          </table:table-cell>
          <table:table-cell office:value-type="float" office:value="552.64825" calcext:value-type="float">
            <text:p>552.64825</text:p>
          </table:table-cell>
          <table:table-cell office:value-type="float" office:value="46652" calcext:value-type="float">
            <text:p>46652</text:p>
          </table:table-cell>
          <table:table-cell office:value-type="float" office:value="534.262" calcext:value-type="float">
            <text:p>534.262</text:p>
          </table:table-cell>
          <table:table-cell office:value-type="float" office:value="20650" calcext:value-type="float">
            <text:p>20650</text:p>
          </table:table-cell>
        </table:table-row>
        <table:table-row table:style-name="ro1">
          <table:table-cell office:value-type="float" office:value="148750" calcext:value-type="float">
            <text:p>148750</text:p>
          </table:table-cell>
          <table:table-cell office:value-type="float" office:value="627907" calcext:value-type="float">
            <text:p>627907</text:p>
          </table:table-cell>
          <table:table-cell office:value-type="float" office:value="189.0632" calcext:value-type="float">
            <text:p>189.0632</text:p>
          </table:table-cell>
          <table:table-cell office:value-type="float" office:value="21442" calcext:value-type="float">
            <text:p>21442</text:p>
          </table:table-cell>
          <table:table-cell office:value-type="float" office:value="420.42395" calcext:value-type="float">
            <text:p>420.42395</text:p>
          </table:table-cell>
          <table:table-cell office:value-type="float" office:value="11627" calcext:value-type="float">
            <text:p>11627</text:p>
          </table:table-cell>
        </table:table-row>
        <table:table-row table:style-name="ro1">
          <table:table-cell office:value-type="float" office:value="299776" calcext:value-type="float">
            <text:p>299776</text:p>
          </table:table-cell>
          <table:table-cell office:value-type="float" office:value="358173" calcext:value-type="float">
            <text:p>358173</text:p>
          </table:table-cell>
          <table:table-cell office:value-type="float" office:value="217.25922" calcext:value-type="float">
            <text:p>217.25922</text:p>
          </table:table-cell>
          <table:table-cell office:value-type="float" office:value="25088" calcext:value-type="float">
            <text:p>25088</text:p>
          </table:table-cell>
          <table:table-cell office:value-type="float" office:value="524.49054" calcext:value-type="float">
            <text:p>524.49054</text:p>
          </table:table-cell>
          <table:table-cell office:value-type="float" office:value="11781" calcext:value-type="float">
            <text:p>11781</text:p>
          </table:table-cell>
        </table:table-row>
        <table:table-row table:style-name="ro1">
          <table:table-cell office:value-type="float" office:value="472945" calcext:value-type="float">
            <text:p>472945</text:p>
          </table:table-cell>
          <table:table-cell office:value-type="float" office:value="488252" calcext:value-type="float">
            <text:p>488252</text:p>
          </table:table-cell>
          <table:table-cell office:value-type="float" office:value="618.98535" calcext:value-type="float">
            <text:p>618.98535</text:p>
          </table:table-cell>
          <table:table-cell office:value-type="float" office:value="60913" calcext:value-type="float">
            <text:p>60913</text:p>
          </table:table-cell>
          <table:table-cell office:value-type="float" office:value="565.1055" calcext:value-type="float">
            <text:p>565.1055</text:p>
          </table:table-cell>
          <table:table-cell office:value-type="float" office:value="24476" calcext:value-type="float">
            <text:p>24476</text:p>
          </table:table-cell>
        </table:table-row>
        <table:table-row table:style-name="ro1">
          <table:table-cell office:value-type="float" office:value="394112" calcext:value-type="float">
            <text:p>394112</text:p>
          </table:table-cell>
          <table:table-cell office:value-type="float" office:value="117517" calcext:value-type="float">
            <text:p>117517</text:p>
          </table:table-cell>
          <table:table-cell office:value-type="float" office:value="401.97256" calcext:value-type="float">
            <text:p>401.97256</text:p>
          </table:table-cell>
          <table:table-cell office:value-type="float" office:value="23559" calcext:value-type="float">
            <text:p>23559</text:p>
          </table:table-cell>
          <table:table-cell office:value-type="float" office:value="403.73062" calcext:value-type="float">
            <text:p>403.73062</text:p>
          </table:table-cell>
          <table:table-cell office:value-type="float" office:value="8328" calcext:value-type="float">
            <text:p>8328</text:p>
          </table:table-cell>
        </table:table-row>
        <table:table-row table:style-name="ro1">
          <table:table-cell office:value-type="float" office:value="490193" calcext:value-type="float">
            <text:p>490193</text:p>
          </table:table-cell>
          <table:table-cell office:value-type="float" office:value="350579" calcext:value-type="float">
            <text:p>350579</text:p>
          </table:table-cell>
          <table:table-cell office:value-type="float" office:value="613.6482" calcext:value-type="float">
            <text:p>613.6482</text:p>
          </table:table-cell>
          <table:table-cell office:value-type="float" office:value="49031" calcext:value-type="float">
            <text:p>49031</text:p>
          </table:table-cell>
          <table:table-cell office:value-type="float" office:value="507.5114" calcext:value-type="float">
            <text:p>507.5114</text:p>
          </table:table-cell>
          <table:table-cell office:value-type="float" office:value="24768" calcext:value-type="float">
            <text:p>24768</text:p>
          </table:table-cell>
        </table:table-row>
        <table:table-row table:style-name="ro1">
          <table:table-cell office:value-type="float" office:value="275957" calcext:value-type="float">
            <text:p>275957</text:p>
          </table:table-cell>
          <table:table-cell office:value-type="float" office:value="606065" calcext:value-type="float">
            <text:p>606065</text:p>
          </table:table-cell>
          <table:table-cell office:value-type="float" office:value="476.88672" calcext:value-type="float">
            <text:p>476.88672</text:p>
          </table:table-cell>
          <table:table-cell office:value-type="float" office:value="42189" calcext:value-type="float">
            <text:p>42189</text:p>
          </table:table-cell>
          <table:table-cell office:value-type="float" office:value="499.28842" calcext:value-type="float">
            <text:p>499.28842</text:p>
          </table:table-cell>
          <table:table-cell office:value-type="float" office:value="23107" calcext:value-type="float">
            <text:p>23107</text:p>
          </table:table-cell>
        </table:table-row>
        <table:table-row table:style-name="ro1">
          <table:table-cell office:value-type="float" office:value="387005" calcext:value-type="float">
            <text:p>387005</text:p>
          </table:table-cell>
          <table:table-cell office:value-type="float" office:value="582269" calcext:value-type="float">
            <text:p>582269</text:p>
          </table:table-cell>
          <table:table-cell office:value-type="float" office:value="360.26016" calcext:value-type="float">
            <text:p>360.26016</text:p>
          </table:table-cell>
          <table:table-cell office:value-type="float" office:value="19293" calcext:value-type="float">
            <text:p>19293</text:p>
          </table:table-cell>
          <table:table-cell office:value-type="float" office:value="344.96375" calcext:value-type="float">
            <text:p>344.96375</text:p>
          </table:table-cell>
          <table:table-cell office:value-type="float" office:value="6086" calcext:value-type="float">
            <text:p>6086</text:p>
          </table:table-cell>
        </table:table-row>
        <table:table-row table:style-name="ro1">
          <table:table-cell office:value-type="float" office:value="439880" calcext:value-type="float">
            <text:p>439880</text:p>
          </table:table-cell>
          <table:table-cell office:value-type="float" office:value="74001" calcext:value-type="float">
            <text:p>74001</text:p>
          </table:table-cell>
          <table:table-cell office:value-type="float" office:value="625.39294" calcext:value-type="float">
            <text:p>625.39294</text:p>
          </table:table-cell>
          <table:table-cell office:value-type="float" office:value="68666" calcext:value-type="float">
            <text:p>68666</text:p>
          </table:table-cell>
          <table:table-cell office:value-type="float" office:value="681.63464" calcext:value-type="float">
            <text:p>681.63464</text:p>
          </table:table-cell>
          <table:table-cell office:value-type="float" office:value="29439" calcext:value-type="float">
            <text:p>29439</text:p>
          </table:table-cell>
        </table:table-row>
        <table:table-row table:style-name="ro1">
          <table:table-cell office:value-type="float" office:value="567133" calcext:value-type="float">
            <text:p>567133</text:p>
          </table:table-cell>
          <table:table-cell office:value-type="float" office:value="150300" calcext:value-type="float">
            <text:p>150300</text:p>
          </table:table-cell>
          <table:table-cell office:value-type="float" office:value="275.86267" calcext:value-type="float">
            <text:p>275.86267</text:p>
          </table:table-cell>
          <table:table-cell office:value-type="float" office:value="23007" calcext:value-type="float">
            <text:p>23007</text:p>
          </table:table-cell>
          <table:table-cell office:value-type="float" office:value="399.62854" calcext:value-type="float">
            <text:p>399.62854</text:p>
          </table:table-cell>
          <table:table-cell office:value-type="float" office:value="10560" calcext:value-type="float">
            <text:p>10560</text:p>
          </table:table-cell>
        </table:table-row>
        <table:table-row table:style-name="ro1">
          <table:table-cell office:value-type="float" office:value="76583" calcext:value-type="float">
            <text:p>76583</text:p>
          </table:table-cell>
          <table:table-cell office:value-type="float" office:value="337436" calcext:value-type="float">
            <text:p>337436</text:p>
          </table:table-cell>
          <table:table-cell office:value-type="float" office:value="316.07782" calcext:value-type="float">
            <text:p>316.07782</text:p>
          </table:table-cell>
          <table:table-cell office:value-type="float" office:value="35829" calcext:value-type="float">
            <text:p>35829</text:p>
          </table:table-cell>
          <table:table-cell office:value-type="float" office:value="429.8484" calcext:value-type="float">
            <text:p>429.8484</text:p>
          </table:table-cell>
          <table:table-cell office:value-type="float" office:value="16423" calcext:value-type="float">
            <text:p>16423</text:p>
          </table:table-cell>
        </table:table-row>
        <table:table-row table:style-name="ro1">
          <table:table-cell office:value-type="float" office:value="299503" calcext:value-type="float">
            <text:p>299503</text:p>
          </table:table-cell>
          <table:table-cell office:value-type="float" office:value="315386" calcext:value-type="float">
            <text:p>315386</text:p>
          </table:table-cell>
          <table:table-cell office:value-type="float" office:value="359.7611" calcext:value-type="float">
            <text:p>359.7611</text:p>
          </table:table-cell>
          <table:table-cell office:value-type="float" office:value="17410" calcext:value-type="float">
            <text:p>17410</text:p>
          </table:table-cell>
          <table:table-cell office:value-type="float" office:value="357.97183" calcext:value-type="float">
            <text:p>357.97183</text:p>
          </table:table-cell>
          <table:table-cell office:value-type="float" office:value="6480" calcext:value-type="float">
            <text:p>6480</text:p>
          </table:table-cell>
        </table:table-row>
        <table:table-row table:style-name="ro1">
          <table:table-cell office:value-type="float" office:value="556194" calcext:value-type="float">
            <text:p>556194</text:p>
          </table:table-cell>
          <table:table-cell office:value-type="float" office:value="33615" calcext:value-type="float">
            <text:p>33615</text:p>
          </table:table-cell>
          <table:table-cell office:value-type="float" office:value="279.84576" calcext:value-type="float">
            <text:p>279.84576</text:p>
          </table:table-cell>
          <table:table-cell office:value-type="float" office:value="15864" calcext:value-type="float">
            <text:p>15864</text:p>
          </table:table-cell>
          <table:table-cell office:value-type="float" office:value="364.81256" calcext:value-type="float">
            <text:p>364.81256</text:p>
          </table:table-cell>
          <table:table-cell office:value-type="float" office:value="6685" calcext:value-type="float">
            <text:p>6685</text:p>
          </table:table-cell>
        </table:table-row>
        <table:table-row table:style-name="ro1">
          <table:table-cell office:value-type="float" office:value="208438" calcext:value-type="float">
            <text:p>208438</text:p>
          </table:table-cell>
          <table:table-cell office:value-type="float" office:value="477423" calcext:value-type="float">
            <text:p>477423</text:p>
          </table:table-cell>
          <table:table-cell office:value-type="float" office:value="421.0801" calcext:value-type="float">
            <text:p>421.0801</text:p>
          </table:table-cell>
          <table:table-cell office:value-type="float" office:value="31250" calcext:value-type="float">
            <text:p>31250</text:p>
          </table:table-cell>
          <table:table-cell office:value-type="float" office:value="391.75946" calcext:value-type="float">
            <text:p>391.75946</text:p>
          </table:table-cell>
          <table:table-cell office:value-type="float" office:value="11292" calcext:value-type="float">
            <text:p>11292</text:p>
          </table:table-cell>
        </table:table-row>
        <table:table-row table:style-name="ro1">
          <table:table-cell office:value-type="float" office:value="650242" calcext:value-type="float">
            <text:p>650242</text:p>
          </table:table-cell>
          <table:table-cell office:value-type="float" office:value="191400" calcext:value-type="float">
            <text:p>191400</text:p>
          </table:table-cell>
          <table:table-cell office:value-type="float" office:value="235.78209" calcext:value-type="float">
            <text:p>235.78209</text:p>
          </table:table-cell>
          <table:table-cell office:value-type="float" office:value="26185" calcext:value-type="float">
            <text:p>26185</text:p>
          </table:table-cell>
          <table:table-cell office:value-type="float" office:value="385.8809" calcext:value-type="float">
            <text:p>385.8809</text:p>
          </table:table-cell>
          <table:table-cell office:value-type="float" office:value="8691" calcext:value-type="float">
            <text:p>8691</text:p>
          </table:table-cell>
        </table:table-row>
        <table:table-row table:style-name="ro1">
          <table:table-cell office:value-type="float" office:value="390987" calcext:value-type="float">
            <text:p>390987</text:p>
          </table:table-cell>
          <table:table-cell office:value-type="float" office:value="14185" calcext:value-type="float">
            <text:p>14185</text:p>
          </table:table-cell>
          <table:table-cell office:value-type="float" office:value="431.59882" calcext:value-type="float">
            <text:p>431.59882</text:p>
          </table:table-cell>
          <table:table-cell office:value-type="float" office:value="32384" calcext:value-type="float">
            <text:p>32384</text:p>
          </table:table-cell>
          <table:table-cell office:value-type="float" office:value="454.644" calcext:value-type="float">
            <text:p>454.644</text:p>
          </table:table-cell>
          <table:table-cell office:value-type="float" office:value="16511" calcext:value-type="float">
            <text:p>16511</text:p>
          </table:table-cell>
        </table:table-row>
        <table:table-row table:style-name="ro1">
          <table:table-cell office:value-type="float" office:value="194104" calcext:value-type="float">
            <text:p>194104</text:p>
          </table:table-cell>
          <table:table-cell office:value-type="float" office:value="402121" calcext:value-type="float">
            <text:p>402121</text:p>
          </table:table-cell>
          <table:table-cell office:value-type="float" office:value="714.3299" calcext:value-type="float">
            <text:p>714.3299</text:p>
          </table:table-cell>
          <table:table-cell office:value-type="float" office:value="55646" calcext:value-type="float">
            <text:p>55646</text:p>
          </table:table-cell>
          <table:table-cell office:value-type="float" office:value="6166.186" calcext:value-type="float">
            <text:p>6166.186</text:p>
          </table:table-cell>
          <table:table-cell office:value-type="float" office:value="647327" calcext:value-type="float">
            <text:p>647327</text:p>
          </table:table-cell>
        </table:table-row>
        <table:table-row table:style-name="ro1">
          <table:table-cell office:value-type="float" office:value="196111" calcext:value-type="float">
            <text:p>196111</text:p>
          </table:table-cell>
          <table:table-cell office:value-type="float" office:value="38836" calcext:value-type="float">
            <text:p>38836</text:p>
          </table:table-cell>
          <table:table-cell office:value-type="float" office:value="225.18636" calcext:value-type="float">
            <text:p>225.18636</text:p>
          </table:table-cell>
          <table:table-cell office:value-type="float" office:value="25421" calcext:value-type="float">
            <text:p>25421</text:p>
          </table:table-cell>
          <table:table-cell office:value-type="float" office:value="426.74628" calcext:value-type="float">
            <text:p>426.74628</text:p>
          </table:table-cell>
          <table:table-cell office:value-type="float" office:value="12275" calcext:value-type="float">
            <text:p>12275</text:p>
          </table:table-cell>
        </table:table-row>
        <table:table-row table:style-name="ro1">
          <table:table-cell office:value-type="float" office:value="347817" calcext:value-type="float">
            <text:p>347817</text:p>
          </table:table-cell>
          <table:table-cell office:value-type="float" office:value="254233" calcext:value-type="float">
            <text:p>254233</text:p>
          </table:table-cell>
          <table:table-cell office:value-type="float" office:value="449.8941" calcext:value-type="float">
            <text:p>449.8941</text:p>
          </table:table-cell>
          <table:table-cell office:value-type="float" office:value="52063" calcext:value-type="float">
            <text:p>52063</text:p>
          </table:table-cell>
          <table:table-cell office:value-type="float" office:value="535.87335" calcext:value-type="float">
            <text:p>535.87335</text:p>
          </table:table-cell>
          <table:table-cell office:value-type="float" office:value="20187" calcext:value-type="float">
            <text:p>20187</text:p>
          </table:table-cell>
        </table:table-row>
        <table:table-row table:style-name="ro1">
          <table:table-cell office:value-type="float" office:value="30829" calcext:value-type="float">
            <text:p>30829</text:p>
          </table:table-cell>
          <table:table-cell office:value-type="float" office:value="173012" calcext:value-type="float">
            <text:p>173012</text:p>
          </table:table-cell>
          <table:table-cell office:value-type="float" office:value="801.93536" calcext:value-type="float">
            <text:p>801.93536</text:p>
          </table:table-cell>
          <table:table-cell office:value-type="float" office:value="74944" calcext:value-type="float">
            <text:p>74944</text:p>
          </table:table-cell>
          <table:table-cell office:value-type="float" office:value="689.76337" calcext:value-type="float">
            <text:p>689.76337</text:p>
          </table:table-cell>
          <table:table-cell office:value-type="float" office:value="39270" calcext:value-type="float">
            <text:p>39270</text:p>
          </table:table-cell>
        </table:table-row>
        <table:table-row table:style-name="ro1">
          <table:table-cell office:value-type="float" office:value="358945" calcext:value-type="float">
            <text:p>358945</text:p>
          </table:table-cell>
          <table:table-cell office:value-type="float" office:value="295410" calcext:value-type="float">
            <text:p>295410</text:p>
          </table:table-cell>
          <table:table-cell office:value-type="float" office:value="456.88605" calcext:value-type="float">
            <text:p>456.88605</text:p>
          </table:table-cell>
          <table:table-cell office:value-type="float" office:value="47165" calcext:value-type="float">
            <text:p>47165</text:p>
          </table:table-cell>
          <table:table-cell office:value-type="float" office:value="395.5905" calcext:value-type="float">
            <text:p>395.5905</text:p>
          </table:table-cell>
          <table:table-cell office:value-type="float" office:value="12003" calcext:value-type="float">
            <text:p>12003</text:p>
          </table:table-cell>
        </table:table-row>
        <table:table-row table:style-name="ro1">
          <table:table-cell office:value-type="float" office:value="478386" calcext:value-type="float">
            <text:p>478386</text:p>
          </table:table-cell>
          <table:table-cell office:value-type="float" office:value="438600" calcext:value-type="float">
            <text:p>438600</text:p>
          </table:table-cell>
          <table:table-cell office:value-type="float" office:value="376.5076" calcext:value-type="float">
            <text:p>376.5076</text:p>
          </table:table-cell>
          <table:table-cell office:value-type="float" office:value="38909" calcext:value-type="float">
            <text:p>38909</text:p>
          </table:table-cell>
          <table:table-cell office:value-type="float" office:value="571.64136" calcext:value-type="float">
            <text:p>571.64136</text:p>
          </table:table-cell>
          <table:table-cell office:value-type="float" office:value="19306" calcext:value-type="float">
            <text:p>19306</text:p>
          </table:table-cell>
        </table:table-row>
        <table:table-row table:style-name="ro1">
          <table:table-cell office:value-type="float" office:value="533432" calcext:value-type="float">
            <text:p>533432</text:p>
          </table:table-cell>
          <table:table-cell office:value-type="float" office:value="533292" calcext:value-type="float">
            <text:p>533292</text:p>
          </table:table-cell>
          <table:table-cell office:value-type="float" office:value="182.21593" calcext:value-type="float">
            <text:p>182.21593</text:p>
          </table:table-cell>
          <table:table-cell office:value-type="float" office:value="18273" calcext:value-type="float">
            <text:p>18273</text:p>
          </table:table-cell>
          <table:table-cell office:value-type="float" office:value="475.04922" calcext:value-type="float">
            <text:p>475.04922</text:p>
          </table:table-cell>
          <table:table-cell office:value-type="float" office:value="4367" calcext:value-type="float">
            <text:p>4367</text:p>
          </table:table-cell>
        </table:table-row>
        <table:table-row table:style-name="ro1">
          <table:table-cell office:value-type="float" office:value="354247" calcext:value-type="float">
            <text:p>354247</text:p>
          </table:table-cell>
          <table:table-cell office:value-type="float" office:value="311532" calcext:value-type="float">
            <text:p>311532</text:p>
          </table:table-cell>
          <table:table-cell office:value-type="float" office:value="432.2201" calcext:value-type="float">
            <text:p>432.2201</text:p>
          </table:table-cell>
          <table:table-cell office:value-type="float" office:value="29681" calcext:value-type="float">
            <text:p>29681</text:p>
          </table:table-cell>
          <table:table-cell office:value-type="float" office:value="393.43042" calcext:value-type="float">
            <text:p>393.43042</text:p>
          </table:table-cell>
          <table:table-cell office:value-type="float" office:value="9764" calcext:value-type="float">
            <text:p>9764</text:p>
          </table:table-cell>
        </table:table-row>
        <table:table-row table:style-name="ro1">
          <table:table-cell office:value-type="float" office:value="399260" calcext:value-type="float">
            <text:p>399260</text:p>
          </table:table-cell>
          <table:table-cell office:value-type="float" office:value="314641" calcext:value-type="float">
            <text:p>314641</text:p>
          </table:table-cell>
          <table:table-cell office:value-type="float" office:value="227.45277" calcext:value-type="float">
            <text:p>227.45277</text:p>
          </table:table-cell>
          <table:table-cell office:value-type="float" office:value="24669" calcext:value-type="float">
            <text:p>24669</text:p>
          </table:table-cell>
          <table:table-cell office:value-type="float" office:value="397.44406" calcext:value-type="float">
            <text:p>397.44406</text:p>
          </table:table-cell>
          <table:table-cell office:value-type="float" office:value="11956" calcext:value-type="float">
            <text:p>11956</text:p>
          </table:table-cell>
        </table:table-row>
        <table:table-row table:style-name="ro1">
          <table:table-cell office:value-type="float" office:value="355801" calcext:value-type="float">
            <text:p>355801</text:p>
          </table:table-cell>
          <table:table-cell office:value-type="float" office:value="343525" calcext:value-type="float">
            <text:p>343525</text:p>
          </table:table-cell>
          <table:table-cell office:value-type="float" office:value="367.144" calcext:value-type="float">
            <text:p>367.144</text:p>
          </table:table-cell>
          <table:table-cell office:value-type="float" office:value="39212" calcext:value-type="float">
            <text:p>39212</text:p>
          </table:table-cell>
          <table:table-cell office:value-type="float" office:value="369.7371" calcext:value-type="float">
            <text:p>369.7371</text:p>
          </table:table-cell>
          <table:table-cell office:value-type="float" office:value="7972" calcext:value-type="float">
            <text:p>7972</text:p>
          </table:table-cell>
        </table:table-row>
        <table:table-row table:style-name="ro1">
          <table:table-cell office:value-type="float" office:value="163385" calcext:value-type="float">
            <text:p>163385</text:p>
          </table:table-cell>
          <table:table-cell office:value-type="float" office:value="516087" calcext:value-type="float">
            <text:p>516087</text:p>
          </table:table-cell>
          <table:table-cell office:value-type="float" office:value="288.16013" calcext:value-type="float">
            <text:p>288.16013</text:p>
          </table:table-cell>
          <table:table-cell office:value-type="float" office:value="23463" calcext:value-type="float">
            <text:p>23463</text:p>
          </table:table-cell>
          <table:table-cell office:value-type="float" office:value="448.23508" calcext:value-type="float">
            <text:p>448.23508</text:p>
          </table:table-cell>
          <table:table-cell office:value-type="float" office:value="14282" calcext:value-type="float">
            <text:p>14282</text:p>
          </table:table-cell>
        </table:table-row>
        <table:table-row table:style-name="ro1">
          <table:table-cell office:value-type="float" office:value="207261" calcext:value-type="float">
            <text:p>207261</text:p>
          </table:table-cell>
          <table:table-cell office:value-type="float" office:value="577894" calcext:value-type="float">
            <text:p>577894</text:p>
          </table:table-cell>
          <table:table-cell office:value-type="float" office:value="733.73596" calcext:value-type="float">
            <text:p>733.73596</text:p>
          </table:table-cell>
          <table:table-cell office:value-type="float" office:value="66600" calcext:value-type="float">
            <text:p>66600</text:p>
          </table:table-cell>
          <table:table-cell office:value-type="float" office:value="570.3135" calcext:value-type="float">
            <text:p>570.3135</text:p>
          </table:table-cell>
          <table:table-cell office:value-type="float" office:value="33683" calcext:value-type="float">
            <text:p>33683</text:p>
          </table:table-cell>
        </table:table-row>
        <table:table-row table:style-name="ro1">
          <table:table-cell office:value-type="float" office:value="582923" calcext:value-type="float">
            <text:p>582923</text:p>
          </table:table-cell>
          <table:table-cell office:value-type="float" office:value="414940" calcext:value-type="float">
            <text:p>414940</text:p>
          </table:table-cell>
          <table:table-cell office:value-type="float" office:value="96.18955" calcext:value-type="float">
            <text:p>96.18955</text:p>
          </table:table-cell>
          <table:table-cell office:value-type="float" office:value="10627" calcext:value-type="float">
            <text:p>10627</text:p>
          </table:table-cell>
          <table:table-cell office:value-type="float" office:value="453.86127" calcext:value-type="float">
            <text:p>453.86127</text:p>
          </table:table-cell>
          <table:table-cell office:value-type="float" office:value="2782" calcext:value-type="float">
            <text:p>2782</text:p>
          </table:table-cell>
        </table:table-row>
        <table:table-row table:style-name="ro1">
          <table:table-cell office:value-type="float" office:value="11043" calcext:value-type="float">
            <text:p>11043</text:p>
          </table:table-cell>
          <table:table-cell office:value-type="float" office:value="266993" calcext:value-type="float">
            <text:p>266993</text:p>
          </table:table-cell>
          <table:table-cell office:value-type="float" office:value="883.8393" calcext:value-type="float">
            <text:p>883.8393</text:p>
          </table:table-cell>
          <table:table-cell office:value-type="float" office:value="86560" calcext:value-type="float">
            <text:p>86560</text:p>
          </table:table-cell>
          <table:table-cell office:value-type="float" office:value="486.86026" calcext:value-type="float">
            <text:p>486.86026</text:p>
          </table:table-cell>
          <table:table-cell office:value-type="float" office:value="18958" calcext:value-type="float">
            <text:p>18958</text:p>
          </table:table-cell>
        </table:table-row>
        <table:table-row table:style-name="ro1">
          <table:table-cell office:value-type="float" office:value="112805" calcext:value-type="float">
            <text:p>112805</text:p>
          </table:table-cell>
          <table:table-cell office:value-type="float" office:value="276628" calcext:value-type="float">
            <text:p>276628</text:p>
          </table:table-cell>
          <table:table-cell office:value-type="float" office:value="1071.309" calcext:value-type="float">
            <text:p>1071.309</text:p>
          </table:table-cell>
          <table:table-cell office:value-type="float" office:value="98363" calcext:value-type="float">
            <text:p>98363</text:p>
          </table:table-cell>
          <table:table-cell office:value-type="float" office:value="555.90924" calcext:value-type="float">
            <text:p>555.90924</text:p>
          </table:table-cell>
          <table:table-cell office:value-type="float" office:value="20469" calcext:value-type="float">
            <text:p>20469</text:p>
          </table:table-cell>
        </table:table-row>
        <table:table-row table:style-name="ro1">
          <table:table-cell office:value-type="float" office:value="214743" calcext:value-type="float">
            <text:p>214743</text:p>
          </table:table-cell>
          <table:table-cell office:value-type="float" office:value="332785" calcext:value-type="float">
            <text:p>332785</text:p>
          </table:table-cell>
          <table:table-cell office:value-type="float" office:value="433.36047" calcext:value-type="float">
            <text:p>433.36047</text:p>
          </table:table-cell>
          <table:table-cell office:value-type="float" office:value="49787" calcext:value-type="float">
            <text:p>49787</text:p>
          </table:table-cell>
          <table:table-cell office:value-type="float" office:value="555.8786" calcext:value-type="float">
            <text:p>555.8786</text:p>
          </table:table-cell>
          <table:table-cell office:value-type="float" office:value="27251" calcext:value-type="float">
            <text:p>27251</text:p>
          </table:table-cell>
        </table:table-row>
        <table:table-row table:style-name="ro1">
          <table:table-cell office:value-type="float" office:value="298980" calcext:value-type="float">
            <text:p>298980</text:p>
          </table:table-cell>
          <table:table-cell office:value-type="float" office:value="497719" calcext:value-type="float">
            <text:p>497719</text:p>
          </table:table-cell>
          <table:table-cell office:value-type="float" office:value="519.5947" calcext:value-type="float">
            <text:p>519.5947</text:p>
          </table:table-cell>
          <table:table-cell office:value-type="float" office:value="37549" calcext:value-type="float">
            <text:p>37549</text:p>
          </table:table-cell>
          <table:table-cell office:value-type="float" office:value="535.1714" calcext:value-type="float">
            <text:p>535.1714</text:p>
          </table:table-cell>
          <table:table-cell office:value-type="float" office:value="13581" calcext:value-type="float">
            <text:p>13581</text:p>
          </table:table-cell>
        </table:table-row>
        <table:table-row table:style-name="ro1">
          <table:table-cell office:value-type="float" office:value="43044" calcext:value-type="float">
            <text:p>43044</text:p>
          </table:table-cell>
          <table:table-cell office:value-type="float" office:value="379083" calcext:value-type="float">
            <text:p>379083</text:p>
          </table:table-cell>
          <table:table-cell office:value-type="float" office:value="348.154" calcext:value-type="float">
            <text:p>348.154</text:p>
          </table:table-cell>
          <table:table-cell office:value-type="float" office:value="39361" calcext:value-type="float">
            <text:p>39361</text:p>
          </table:table-cell>
          <table:table-cell office:value-type="float" office:value="394.80728" calcext:value-type="float">
            <text:p>394.80728</text:p>
          </table:table-cell>
          <table:table-cell office:value-type="float" office:value="9082" calcext:value-type="float">
            <text:p>9082</text:p>
          </table:table-cell>
        </table:table-row>
        <table:table-row table:style-name="ro1">
          <table:table-cell office:value-type="float" office:value="172250" calcext:value-type="float">
            <text:p>172250</text:p>
          </table:table-cell>
          <table:table-cell office:value-type="float" office:value="99172" calcext:value-type="float">
            <text:p>99172</text:p>
          </table:table-cell>
          <table:table-cell office:value-type="float" office:value="180.82404" calcext:value-type="float">
            <text:p>180.82404</text:p>
          </table:table-cell>
          <table:table-cell office:value-type="float" office:value="20715" calcext:value-type="float">
            <text:p>20715</text:p>
          </table:table-cell>
          <table:table-cell office:value-type="float" office:value="353.0353" calcext:value-type="float">
            <text:p>353.0353</text:p>
          </table:table-cell>
          <table:table-cell office:value-type="float" office:value="7925" calcext:value-type="float">
            <text:p>7925</text:p>
          </table:table-cell>
        </table:table-row>
        <table:table-row table:style-name="ro1">
          <table:table-cell office:value-type="float" office:value="273578" calcext:value-type="float">
            <text:p>273578</text:p>
          </table:table-cell>
          <table:table-cell office:value-type="float" office:value="582451" calcext:value-type="float">
            <text:p>582451</text:p>
          </table:table-cell>
          <table:table-cell office:value-type="float" office:value="362.37225" calcext:value-type="float">
            <text:p>362.37225</text:p>
          </table:table-cell>
          <table:table-cell office:value-type="float" office:value="19674" calcext:value-type="float">
            <text:p>19674</text:p>
          </table:table-cell>
          <table:table-cell office:value-type="float" office:value="440.82727" calcext:value-type="float">
            <text:p>440.82727</text:p>
          </table:table-cell>
          <table:table-cell office:value-type="float" office:value="8099" calcext:value-type="float">
            <text:p>8099</text:p>
          </table:table-cell>
        </table:table-row>
        <table:table-row table:style-name="ro1">
          <table:table-cell office:value-type="float" office:value="33310" calcext:value-type="float">
            <text:p>33310</text:p>
          </table:table-cell>
          <table:table-cell office:value-type="float" office:value="46667" calcext:value-type="float">
            <text:p>46667</text:p>
          </table:table-cell>
          <table:table-cell office:value-type="float" office:value="313.73364" calcext:value-type="float">
            <text:p>313.73364</text:p>
          </table:table-cell>
          <table:table-cell office:value-type="float" office:value="35272" calcext:value-type="float">
            <text:p>35272</text:p>
          </table:table-cell>
          <table:table-cell office:value-type="float" office:value="445.8199" calcext:value-type="float">
            <text:p>445.8199</text:p>
          </table:table-cell>
          <table:table-cell office:value-type="float" office:value="17001" calcext:value-type="float">
            <text:p>17001</text:p>
          </table:table-cell>
        </table:table-row>
        <table:table-row table:style-name="ro1">
          <table:table-cell office:value-type="float" office:value="142496" calcext:value-type="float">
            <text:p>142496</text:p>
          </table:table-cell>
          <table:table-cell office:value-type="float" office:value="43684" calcext:value-type="float">
            <text:p>43684</text:p>
          </table:table-cell>
          <table:table-cell office:value-type="float" office:value="569.8457" calcext:value-type="float">
            <text:p>569.8457</text:p>
          </table:table-cell>
          <table:table-cell office:value-type="float" office:value="44108" calcext:value-type="float">
            <text:p>44108</text:p>
          </table:table-cell>
          <table:table-cell office:value-type="float" office:value="527.09735" calcext:value-type="float">
            <text:p>527.09735</text:p>
          </table:table-cell>
          <table:table-cell office:value-type="float" office:value="23777" calcext:value-type="float">
            <text:p>23777</text:p>
          </table:table-cell>
        </table:table-row>
        <table:table-row table:style-name="ro1">
          <table:table-cell office:value-type="float" office:value="22860" calcext:value-type="float">
            <text:p>22860</text:p>
          </table:table-cell>
          <table:table-cell office:value-type="float" office:value="626826" calcext:value-type="float">
            <text:p>626826</text:p>
          </table:table-cell>
          <table:table-cell office:value-type="float" office:value="446.1549" calcext:value-type="float">
            <text:p>446.1549</text:p>
          </table:table-cell>
          <table:table-cell office:value-type="float" office:value="33971" calcext:value-type="float">
            <text:p>33971</text:p>
          </table:table-cell>
          <table:table-cell office:value-type="float" office:value="462.45328" calcext:value-type="float">
            <text:p>462.45328</text:p>
          </table:table-cell>
          <table:table-cell office:value-type="float" office:value="16424" calcext:value-type="float">
            <text:p>16424</text:p>
          </table:table-cell>
        </table:table-row>
        <table:table-row table:style-name="ro1">
          <table:table-cell office:value-type="float" office:value="404680" calcext:value-type="float">
            <text:p>404680</text:p>
          </table:table-cell>
          <table:table-cell office:value-type="float" office:value="409758" calcext:value-type="float">
            <text:p>409758</text:p>
          </table:table-cell>
          <table:table-cell office:value-type="float" office:value="184.72418" calcext:value-type="float">
            <text:p>184.72418</text:p>
          </table:table-cell>
          <table:table-cell office:value-type="float" office:value="21545" calcext:value-type="float">
            <text:p>21545</text:p>
          </table:table-cell>
          <table:table-cell office:value-type="float" office:value="533.93396" calcext:value-type="float">
            <text:p>533.93396</text:p>
          </table:table-cell>
          <table:table-cell office:value-type="float" office:value="11098" calcext:value-type="float">
            <text:p>11098</text:p>
          </table:table-cell>
        </table:table-row>
        <table:table-row table:style-name="ro1">
          <table:table-cell office:value-type="float" office:value="421072" calcext:value-type="float">
            <text:p>421072</text:p>
          </table:table-cell>
          <table:table-cell office:value-type="float" office:value="240787" calcext:value-type="float">
            <text:p>240787</text:p>
          </table:table-cell>
          <table:table-cell office:value-type="float" office:value="200.01932" calcext:value-type="float">
            <text:p>200.01932</text:p>
          </table:table-cell>
          <table:table-cell office:value-type="float" office:value="22020" calcext:value-type="float">
            <text:p>22020</text:p>
          </table:table-cell>
          <table:table-cell office:value-type="float" office:value="386.98734" calcext:value-type="float">
            <text:p>386.98734</text:p>
          </table:table-cell>
          <table:table-cell office:value-type="float" office:value="8541" calcext:value-type="float">
            <text:p>8541</text:p>
          </table:table-cell>
        </table:table-row>
        <table:table-row table:style-name="ro1">
          <table:table-cell office:value-type="float" office:value="598581" calcext:value-type="float">
            <text:p>598581</text:p>
          </table:table-cell>
          <table:table-cell office:value-type="float" office:value="222016" calcext:value-type="float">
            <text:p>222016</text:p>
          </table:table-cell>
          <table:table-cell office:value-type="float" office:value="333.08826" calcext:value-type="float">
            <text:p>333.08826</text:p>
          </table:table-cell>
          <table:table-cell office:value-type="float" office:value="21673" calcext:value-type="float">
            <text:p>21673</text:p>
          </table:table-cell>
          <table:table-cell office:value-type="float" office:value="358.50897" calcext:value-type="float">
            <text:p>358.50897</text:p>
          </table:table-cell>
          <table:table-cell office:value-type="float" office:value="7686" calcext:value-type="float">
            <text:p>7686</text:p>
          </table:table-cell>
        </table:table-row>
        <table:table-row table:style-name="ro1">
          <table:table-cell office:value-type="float" office:value="456273" calcext:value-type="float">
            <text:p>456273</text:p>
          </table:table-cell>
          <table:table-cell office:value-type="float" office:value="632143" calcext:value-type="float">
            <text:p>632143</text:p>
          </table:table-cell>
          <table:table-cell office:value-type="float" office:value="323.53247" calcext:value-type="float">
            <text:p>323.53247</text:p>
          </table:table-cell>
          <table:table-cell office:value-type="float" office:value="37102" calcext:value-type="float">
            <text:p>37102</text:p>
          </table:table-cell>
          <table:table-cell office:value-type="float" office:value="498.958" calcext:value-type="float">
            <text:p>498.958</text:p>
          </table:table-cell>
          <table:table-cell office:value-type="float" office:value="8442" calcext:value-type="float">
            <text:p>8442</text:p>
          </table:table-cell>
        </table:table-row>
        <table:table-row table:style-name="ro1">
          <table:table-cell office:value-type="float" office:value="326600" calcext:value-type="float">
            <text:p>326600</text:p>
          </table:table-cell>
          <table:table-cell office:value-type="float" office:value="585615" calcext:value-type="float">
            <text:p>585615</text:p>
          </table:table-cell>
          <table:table-cell office:value-type="float" office:value="685.58655" calcext:value-type="float">
            <text:p>685.58655</text:p>
          </table:table-cell>
          <table:table-cell office:value-type="float" office:value="79525" calcext:value-type="float">
            <text:p>79525</text:p>
          </table:table-cell>
          <table:table-cell office:value-type="float" office:value="754.1902" calcext:value-type="float">
            <text:p>754.1902</text:p>
          </table:table-cell>
          <table:table-cell office:value-type="float" office:value="42344" calcext:value-type="float">
            <text:p>42344</text:p>
          </table:table-cell>
        </table:table-row>
        <table:table-row table:style-name="ro1">
          <table:table-cell office:value-type="float" office:value="501742" calcext:value-type="float">
            <text:p>501742</text:p>
          </table:table-cell>
          <table:table-cell office:value-type="float" office:value="541326" calcext:value-type="float">
            <text:p>541326</text:p>
          </table:table-cell>
          <table:table-cell office:value-type="float" office:value="242.1443" calcext:value-type="float">
            <text:p>242.1443</text:p>
          </table:table-cell>
          <table:table-cell office:value-type="float" office:value="19452" calcext:value-type="float">
            <text:p>19452</text:p>
          </table:table-cell>
          <table:table-cell office:value-type="float" office:value="417.07886" calcext:value-type="float">
            <text:p>417.07886</text:p>
          </table:table-cell>
          <table:table-cell office:value-type="float" office:value="8566" calcext:value-type="float">
            <text:p>8566</text:p>
          </table:table-cell>
        </table:table-row>
        <table:table-row table:style-name="ro1">
          <table:table-cell office:value-type="float" office:value="159729" calcext:value-type="float">
            <text:p>159729</text:p>
          </table:table-cell>
          <table:table-cell office:value-type="float" office:value="242205" calcext:value-type="float">
            <text:p>242205</text:p>
          </table:table-cell>
          <table:table-cell office:value-type="float" office:value="157.08797" calcext:value-type="float">
            <text:p>157.08797</text:p>
          </table:table-cell>
          <table:table-cell office:value-type="float" office:value="18124" calcext:value-type="float">
            <text:p>18124</text:p>
          </table:table-cell>
          <table:table-cell office:value-type="float" office:value="6283.8726" calcext:value-type="float">
            <text:p>6283.8726</text:p>
          </table:table-cell>
          <table:table-cell office:value-type="float" office:value="647327" calcext:value-type="float">
            <text:p>647327</text:p>
          </table:table-cell>
        </table:table-row>
        <table:table-row table:style-name="ro1">
          <table:table-cell office:value-type="float" office:value="199093" calcext:value-type="float">
            <text:p>199093</text:p>
          </table:table-cell>
          <table:table-cell office:value-type="float" office:value="115963" calcext:value-type="float">
            <text:p>115963</text:p>
          </table:table-cell>
          <table:table-cell office:value-type="float" office:value="107.17532" calcext:value-type="float">
            <text:p>107.17532</text:p>
          </table:table-cell>
          <table:table-cell office:value-type="float" office:value="11144" calcext:value-type="float">
            <text:p>11144</text:p>
          </table:table-cell>
          <table:table-cell office:value-type="float" office:value="581.82526" calcext:value-type="float">
            <text:p>581.82526</text:p>
          </table:table-cell>
          <table:table-cell office:value-type="float" office:value="5136" calcext:value-type="float">
            <text:p>5136</text:p>
          </table:table-cell>
        </table:table-row>
        <table:table-row table:style-name="ro1">
          <table:table-cell office:value-type="float" office:value="452720" calcext:value-type="float">
            <text:p>452720</text:p>
          </table:table-cell>
          <table:table-cell office:value-type="float" office:value="81608" calcext:value-type="float">
            <text:p>81608</text:p>
          </table:table-cell>
          <table:table-cell office:value-type="float" office:value="468.38773" calcext:value-type="float">
            <text:p>468.38773</text:p>
          </table:table-cell>
          <table:table-cell office:value-type="float" office:value="31808" calcext:value-type="float">
            <text:p>31808</text:p>
          </table:table-cell>
          <table:table-cell office:value-type="float" office:value="541.92755" calcext:value-type="float">
            <text:p>541.92755</text:p>
          </table:table-cell>
          <table:table-cell office:value-type="float" office:value="17819" calcext:value-type="float">
            <text:p>17819</text:p>
          </table:table-cell>
        </table:table-row>
        <table:table-row table:style-name="ro1">
          <table:table-cell office:value-type="float" office:value="436129" calcext:value-type="float">
            <text:p>436129</text:p>
          </table:table-cell>
          <table:table-cell office:value-type="float" office:value="32781" calcext:value-type="float">
            <text:p>32781</text:p>
          </table:table-cell>
          <table:table-cell office:value-type="float" office:value="399.83917" calcext:value-type="float">
            <text:p>399.83917</text:p>
          </table:table-cell>
          <table:table-cell office:value-type="float" office:value="22185" calcext:value-type="float">
            <text:p>22185</text:p>
          </table:table-cell>
          <table:table-cell office:value-type="float" office:value="406.1375" calcext:value-type="float">
            <text:p>406.1375</text:p>
          </table:table-cell>
          <table:table-cell office:value-type="float" office:value="11837" calcext:value-type="float">
            <text:p>11837</text:p>
          </table:table-cell>
        </table:table-row>
        <table:table-row table:style-name="ro1">
          <table:table-cell office:value-type="float" office:value="599988" calcext:value-type="float">
            <text:p>599988</text:p>
          </table:table-cell>
          <table:table-cell office:value-type="float" office:value="183140" calcext:value-type="float">
            <text:p>183140</text:p>
          </table:table-cell>
          <table:table-cell office:value-type="float" office:value="619.88556" calcext:value-type="float">
            <text:p>619.88556</text:p>
          </table:table-cell>
          <table:table-cell office:value-type="float" office:value="71034" calcext:value-type="float">
            <text:p>71034</text:p>
          </table:table-cell>
          <table:table-cell office:value-type="float" office:value="693.1119" calcext:value-type="float">
            <text:p>693.1119</text:p>
          </table:table-cell>
          <table:table-cell office:value-type="float" office:value="31767" calcext:value-type="float">
            <text:p>31767</text:p>
          </table:table-cell>
        </table:table-row>
        <table:table-row table:style-name="ro1">
          <table:table-cell office:value-type="float" office:value="400803" calcext:value-type="float">
            <text:p>400803</text:p>
          </table:table-cell>
          <table:table-cell office:value-type="float" office:value="39117" calcext:value-type="float">
            <text:p>39117</text:p>
          </table:table-cell>
          <table:table-cell office:value-type="float" office:value="584.9036" calcext:value-type="float">
            <text:p>584.9036</text:p>
          </table:table-cell>
          <table:table-cell office:value-type="float" office:value="44827" calcext:value-type="float">
            <text:p>44827</text:p>
          </table:table-cell>
          <table:table-cell office:value-type="float" office:value="561.2414" calcext:value-type="float">
            <text:p>561.2414</text:p>
          </table:table-cell>
          <table:table-cell office:value-type="float" office:value="19849" calcext:value-type="float">
            <text:p>19849</text:p>
          </table:table-cell>
        </table:table-row>
        <table:table-row table:style-name="ro1">
          <table:table-cell office:value-type="float" office:value="267186" calcext:value-type="float">
            <text:p>267186</text:p>
          </table:table-cell>
          <table:table-cell office:value-type="float" office:value="329852" calcext:value-type="float">
            <text:p>329852</text:p>
          </table:table-cell>
          <table:table-cell office:value-type="float" office:value="376.78156" calcext:value-type="float">
            <text:p>376.78156</text:p>
          </table:table-cell>
          <table:table-cell office:value-type="float" office:value="42866" calcext:value-type="float">
            <text:p>42866</text:p>
          </table:table-cell>
          <table:table-cell office:value-type="float" office:value="383.56262" calcext:value-type="float">
            <text:p>383.56262</text:p>
          </table:table-cell>
          <table:table-cell office:value-type="float" office:value="9575" calcext:value-type="float">
            <text:p>9575</text:p>
          </table:table-cell>
        </table:table-row>
        <table:table-row table:style-name="ro1">
          <table:table-cell office:value-type="float" office:value="625155" calcext:value-type="float">
            <text:p>625155</text:p>
          </table:table-cell>
          <table:table-cell office:value-type="float" office:value="580421" calcext:value-type="float">
            <text:p>580421</text:p>
          </table:table-cell>
          <table:table-cell office:value-type="float" office:value="503.3217" calcext:value-type="float">
            <text:p>503.3217</text:p>
          </table:table-cell>
          <table:table-cell office:value-type="float" office:value="57570" calcext:value-type="float">
            <text:p>57570</text:p>
          </table:table-cell>
          <table:table-cell office:value-type="float" office:value="642.4136" calcext:value-type="float">
            <text:p>642.4136</text:p>
          </table:table-cell>
          <table:table-cell office:value-type="float" office:value="22636" calcext:value-type="float">
            <text:p>22636</text:p>
          </table:table-cell>
        </table:table-row>
        <table:table-row table:style-name="ro1">
          <table:table-cell office:value-type="float" office:value="45523" calcext:value-type="float">
            <text:p>45523</text:p>
          </table:table-cell>
          <table:table-cell office:value-type="float" office:value="72086" calcext:value-type="float">
            <text:p>72086</text:p>
          </table:table-cell>
          <table:table-cell office:value-type="float" office:value="923.95856" calcext:value-type="float">
            <text:p>923.95856</text:p>
          </table:table-cell>
          <table:table-cell office:value-type="float" office:value="88418" calcext:value-type="float">
            <text:p>88418</text:p>
          </table:table-cell>
          <table:table-cell office:value-type="float" office:value="924.66064" calcext:value-type="float">
            <text:p>924.66064</text:p>
          </table:table-cell>
          <table:table-cell office:value-type="float" office:value="56508" calcext:value-type="float">
            <text:p>56508</text:p>
          </table:table-cell>
        </table:table-row>
        <table:table-row table:style-name="ro1">
          <table:table-cell office:value-type="float" office:value="648798" calcext:value-type="float">
            <text:p>648798</text:p>
          </table:table-cell>
          <table:table-cell office:value-type="float" office:value="375275" calcext:value-type="float">
            <text:p>375275</text:p>
          </table:table-cell>
          <table:table-cell office:value-type="float" office:value="113.03955" calcext:value-type="float">
            <text:p>113.03955</text:p>
          </table:table-cell>
          <table:table-cell office:value-type="float" office:value="11820" calcext:value-type="float">
            <text:p>11820</text:p>
          </table:table-cell>
          <table:table-cell office:value-type="float" office:value="345.6313" calcext:value-type="float">
            <text:p>345.6313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585065" calcext:value-type="float">
            <text:p>585065</text:p>
          </table:table-cell>
          <table:table-cell office:value-type="float" office:value="211702" calcext:value-type="float">
            <text:p>211702</text:p>
          </table:table-cell>
          <table:table-cell office:value-type="float" office:value="519.8121" calcext:value-type="float">
            <text:p>519.8121</text:p>
          </table:table-cell>
          <table:table-cell office:value-type="float" office:value="41362" calcext:value-type="float">
            <text:p>41362</text:p>
          </table:table-cell>
          <table:table-cell office:value-type="float" office:value="487.8684" calcext:value-type="float">
            <text:p>487.8684</text:p>
          </table:table-cell>
          <table:table-cell office:value-type="float" office:value="23022" calcext:value-type="float">
            <text:p>23022</text:p>
          </table:table-cell>
        </table:table-row>
        <table:table-row table:style-name="ro1">
          <table:table-cell office:value-type="float" office:value="440668" calcext:value-type="float">
            <text:p>440668</text:p>
          </table:table-cell>
          <table:table-cell office:value-type="float" office:value="301409" calcext:value-type="float">
            <text:p>301409</text:p>
          </table:table-cell>
          <table:table-cell office:value-type="float" office:value="355.0256" calcext:value-type="float">
            <text:p>355.0256</text:p>
          </table:table-cell>
          <table:table-cell office:value-type="float" office:value="27755" calcext:value-type="float">
            <text:p>27755</text:p>
          </table:table-cell>
          <table:table-cell office:value-type="float" office:value="369.85718" calcext:value-type="float">
            <text:p>369.85718</text:p>
          </table:table-cell>
          <table:table-cell office:value-type="float" office:value="8411" calcext:value-type="float">
            <text:p>8411</text:p>
          </table:table-cell>
        </table:table-row>
        <table:table-row table:style-name="ro1">
          <table:table-cell office:value-type="float" office:value="286113" calcext:value-type="float">
            <text:p>286113</text:p>
          </table:table-cell>
          <table:table-cell office:value-type="float" office:value="281484" calcext:value-type="float">
            <text:p>281484</text:p>
          </table:table-cell>
          <table:table-cell office:value-type="float" office:value="957.9637" calcext:value-type="float">
            <text:p>957.9637</text:p>
          </table:table-cell>
          <table:table-cell office:value-type="float" office:value="91730" calcext:value-type="float">
            <text:p>91730</text:p>
          </table:table-cell>
          <table:table-cell office:value-type="float" office:value="780.74805" calcext:value-type="float">
            <text:p>780.74805</text:p>
          </table:table-cell>
          <table:table-cell office:value-type="float" office:value="55802" calcext:value-type="float">
            <text:p>55802</text:p>
          </table:table-cell>
        </table:table-row>
        <table:table-row table:style-name="ro1">
          <table:table-cell office:value-type="float" office:value="369000" calcext:value-type="float">
            <text:p>369000</text:p>
          </table:table-cell>
          <table:table-cell office:value-type="float" office:value="22744" calcext:value-type="float">
            <text:p>22744</text:p>
          </table:table-cell>
          <table:table-cell office:value-type="float" office:value="468.1016" calcext:value-type="float">
            <text:p>468.1016</text:p>
          </table:table-cell>
          <table:table-cell office:value-type="float" office:value="31212" calcext:value-type="float">
            <text:p>31212</text:p>
          </table:table-cell>
          <table:table-cell office:value-type="float" office:value="379.16446" calcext:value-type="float">
            <text:p>379.16446</text:p>
          </table:table-cell>
          <table:table-cell office:value-type="float" office:value="9372" calcext:value-type="float">
            <text:p>9372</text:p>
          </table:table-cell>
        </table:table-row>
        <table:table-row table:style-name="ro1">
          <table:table-cell office:value-type="float" office:value="58668" calcext:value-type="float">
            <text:p>58668</text:p>
          </table:table-cell>
          <table:table-cell office:value-type="float" office:value="505942" calcext:value-type="float">
            <text:p>505942</text:p>
          </table:table-cell>
          <table:table-cell office:value-type="float" office:value="236.176" calcext:value-type="float">
            <text:p>236.176</text:p>
          </table:table-cell>
          <table:table-cell office:value-type="float" office:value="14446" calcext:value-type="float">
            <text:p>14446</text:p>
          </table:table-cell>
          <table:table-cell office:value-type="float" office:value="362.72113" calcext:value-type="float">
            <text:p>362.72113</text:p>
          </table:table-cell>
          <table:table-cell office:value-type="float" office:value="7258" calcext:value-type="float">
            <text:p>7258</text:p>
          </table:table-cell>
        </table:table-row>
        <table:table-row table:style-name="ro1">
          <table:table-cell office:value-type="float" office:value="100455" calcext:value-type="float">
            <text:p>100455</text:p>
          </table:table-cell>
          <table:table-cell office:value-type="float" office:value="26088" calcext:value-type="float">
            <text:p>26088</text:p>
          </table:table-cell>
          <table:table-cell office:value-type="float" office:value="39.290516" calcext:value-type="float">
            <text:p>39.290516</text:p>
          </table:table-cell>
          <table:table-cell office:value-type="float" office:value="3498" calcext:value-type="float">
            <text:p>3498</text:p>
          </table:table-cell>
          <table:table-cell office:value-type="float" office:value="312.9429" calcext:value-type="float">
            <text:p>312.9429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351985" calcext:value-type="float">
            <text:p>351985</text:p>
          </table:table-cell>
          <table:table-cell office:value-type="float" office:value="599811" calcext:value-type="float">
            <text:p>599811</text:p>
          </table:table-cell>
          <table:table-cell office:value-type="float" office:value="419.3307" calcext:value-type="float">
            <text:p>419.3307</text:p>
          </table:table-cell>
          <table:table-cell office:value-type="float" office:value="28915" calcext:value-type="float">
            <text:p>28915</text:p>
          </table:table-cell>
          <table:table-cell office:value-type="float" office:value="387.4734" calcext:value-type="float">
            <text:p>387.4734</text:p>
          </table:table-cell>
          <table:table-cell office:value-type="float" office:value="10801" calcext:value-type="float">
            <text:p>10801</text:p>
          </table:table-cell>
        </table:table-row>
        <table:table-row table:style-name="ro1">
          <table:table-cell office:value-type="float" office:value="661629" calcext:value-type="float">
            <text:p>661629</text:p>
          </table:table-cell>
          <table:table-cell office:value-type="float" office:value="352629" calcext:value-type="float">
            <text:p>352629</text:p>
          </table:table-cell>
          <table:table-cell office:value-type="float" office:value="244.60822" calcext:value-type="float">
            <text:p>244.60822</text:p>
          </table:table-cell>
          <table:table-cell office:value-type="float" office:value="18304" calcext:value-type="float">
            <text:p>18304</text:p>
          </table:table-cell>
          <table:table-cell office:value-type="float" office:value="360.9205" calcext:value-type="float">
            <text:p>360.9205</text:p>
          </table:table-cell>
          <table:table-cell office:value-type="float" office:value="6667" calcext:value-type="float">
            <text:p>6667</text:p>
          </table:table-cell>
        </table:table-row>
        <table:table-row table:style-name="ro1">
          <table:table-cell office:value-type="float" office:value="374758" calcext:value-type="float">
            <text:p>374758</text:p>
          </table:table-cell>
          <table:table-cell office:value-type="float" office:value="325309" calcext:value-type="float">
            <text:p>325309</text:p>
          </table:table-cell>
          <table:table-cell office:value-type="float" office:value="489.7783" calcext:value-type="float">
            <text:p>489.7783</text:p>
          </table:table-cell>
          <table:table-cell office:value-type="float" office:value="50506" calcext:value-type="float">
            <text:p>50506</text:p>
          </table:table-cell>
          <table:table-cell office:value-type="float" office:value="454.48895" calcext:value-type="float">
            <text:p>454.48895</text:p>
          </table:table-cell>
          <table:table-cell office:value-type="float" office:value="12672" calcext:value-type="float">
            <text:p>12672</text:p>
          </table:table-cell>
        </table:table-row>
        <table:table-row table:style-name="ro1">
          <table:table-cell office:value-type="float" office:value="618766" calcext:value-type="float">
            <text:p>618766</text:p>
          </table:table-cell>
          <table:table-cell office:value-type="float" office:value="324685" calcext:value-type="float">
            <text:p>324685</text:p>
          </table:table-cell>
          <table:table-cell office:value-type="float" office:value="1001.06573" calcext:value-type="float">
            <text:p>1001.06573</text:p>
          </table:table-cell>
          <table:table-cell office:value-type="float" office:value="98045" calcext:value-type="float">
            <text:p>98045</text:p>
          </table:table-cell>
          <table:table-cell office:value-type="float" office:value="967.81305" calcext:value-type="float">
            <text:p>967.81305</text:p>
          </table:table-cell>
          <table:table-cell office:value-type="float" office:value="62378" calcext:value-type="float">
            <text:p>62378</text:p>
          </table:table-cell>
        </table:table-row>
        <table:table-row table:style-name="ro1">
          <table:table-cell office:value-type="float" office:value="661305" calcext:value-type="float">
            <text:p>661305</text:p>
          </table:table-cell>
          <table:table-cell office:value-type="float" office:value="347894" calcext:value-type="float">
            <text:p>347894</text:p>
          </table:table-cell>
          <table:table-cell office:value-type="float" office:value="770.6695" calcext:value-type="float">
            <text:p>770.6695</text:p>
          </table:table-cell>
          <table:table-cell office:value-type="float" office:value="74027" calcext:value-type="float">
            <text:p>74027</text:p>
          </table:table-cell>
          <table:table-cell office:value-type="float" office:value="659.3087" calcext:value-type="float">
            <text:p>659.3087</text:p>
          </table:table-cell>
          <table:table-cell office:value-type="float" office:value="40870" calcext:value-type="float">
            <text:p>40870</text:p>
          </table:table-cell>
        </table:table-row>
        <table:table-row table:style-name="ro1">
          <table:table-cell office:value-type="float" office:value="652319" calcext:value-type="float">
            <text:p>652319</text:p>
          </table:table-cell>
          <table:table-cell office:value-type="float" office:value="84941" calcext:value-type="float">
            <text:p>84941</text:p>
          </table:table-cell>
          <table:table-cell office:value-type="float" office:value="183.48608" calcext:value-type="float">
            <text:p>183.48608</text:p>
          </table:table-cell>
          <table:table-cell office:value-type="float" office:value="20768" calcext:value-type="float">
            <text:p>20768</text:p>
          </table:table-cell>
          <table:table-cell office:value-type="float" office:value="350.48743" calcext:value-type="float">
            <text:p>350.48743</text:p>
          </table:table-cell>
          <table:table-cell office:value-type="float" office:value="6478" calcext:value-type="float">
            <text:p>6478</text:p>
          </table:table-cell>
        </table:table-row>
        <table:table-row table:style-name="ro1">
          <table:table-cell office:value-type="float" office:value="29662" calcext:value-type="float">
            <text:p>29662</text:p>
          </table:table-cell>
          <table:table-cell office:value-type="float" office:value="601219" calcext:value-type="float">
            <text:p>601219</text:p>
          </table:table-cell>
          <table:table-cell office:value-type="float" office:value="885.57733" calcext:value-type="float">
            <text:p>885.57733</text:p>
          </table:table-cell>
          <table:table-cell office:value-type="float" office:value="75889" calcext:value-type="float">
            <text:p>75889</text:p>
          </table:table-cell>
          <table:table-cell office:value-type="float" office:value="774.00586" calcext:value-type="float">
            <text:p>774.00586</text:p>
          </table:table-cell>
          <table:table-cell office:value-type="float" office:value="41565" calcext:value-type="float">
            <text:p>41565</text:p>
          </table:table-cell>
        </table:table-row>
        <table:table-row table:style-name="ro1">
          <table:table-cell office:value-type="float" office:value="139666" calcext:value-type="float">
            <text:p>139666</text:p>
          </table:table-cell>
          <table:table-cell office:value-type="float" office:value="641194" calcext:value-type="float">
            <text:p>641194</text:p>
          </table:table-cell>
          <table:table-cell office:value-type="float" office:value="362.94946" calcext:value-type="float">
            <text:p>362.94946</text:p>
          </table:table-cell>
          <table:table-cell office:value-type="float" office:value="40059" calcext:value-type="float">
            <text:p>40059</text:p>
          </table:table-cell>
          <table:table-cell office:value-type="float" office:value="517.8942" calcext:value-type="float">
            <text:p>517.8942</text:p>
          </table:table-cell>
          <table:table-cell office:value-type="float" office:value="9261" calcext:value-type="float">
            <text:p>9261</text:p>
          </table:table-cell>
        </table:table-row>
        <table:table-row table:style-name="ro1">
          <table:table-cell office:value-type="float" office:value="8668" calcext:value-type="float">
            <text:p>8668</text:p>
          </table:table-cell>
          <table:table-cell office:value-type="float" office:value="410561" calcext:value-type="float">
            <text:p>410561</text:p>
          </table:table-cell>
          <table:table-cell office:value-type="float" office:value="941.5811" calcext:value-type="float">
            <text:p>941.5811</text:p>
          </table:table-cell>
          <table:table-cell office:value-type="float" office:value="92578" calcext:value-type="float">
            <text:p>92578</text:p>
          </table:table-cell>
          <table:table-cell office:value-type="float" office:value="764.28735" calcext:value-type="float">
            <text:p>764.28735</text:p>
          </table:table-cell>
          <table:table-cell office:value-type="float" office:value="50456" calcext:value-type="float">
            <text:p>50456</text:p>
          </table:table-cell>
        </table:table-row>
        <table:table-row table:style-name="ro1">
          <table:table-cell office:value-type="float" office:value="96236" calcext:value-type="float">
            <text:p>96236</text:p>
          </table:table-cell>
          <table:table-cell office:value-type="float" office:value="214834" calcext:value-type="float">
            <text:p>214834</text:p>
          </table:table-cell>
          <table:table-cell office:value-type="float" office:value="579.2168" calcext:value-type="float">
            <text:p>579.2168</text:p>
          </table:table-cell>
          <table:table-cell office:value-type="float" office:value="52322" calcext:value-type="float">
            <text:p>52322</text:p>
          </table:table-cell>
          <table:table-cell office:value-type="float" office:value="500.2569" calcext:value-type="float">
            <text:p>500.2569</text:p>
          </table:table-cell>
          <table:table-cell office:value-type="float" office:value="22951" calcext:value-type="float">
            <text:p>22951</text:p>
          </table:table-cell>
        </table:table-row>
        <table:table-row table:style-name="ro1">
          <table:table-cell office:value-type="float" office:value="356976" calcext:value-type="float">
            <text:p>356976</text:p>
          </table:table-cell>
          <table:table-cell office:value-type="float" office:value="507783" calcext:value-type="float">
            <text:p>507783</text:p>
          </table:table-cell>
          <table:table-cell office:value-type="float" office:value="320.49518" calcext:value-type="float">
            <text:p>320.49518</text:p>
          </table:table-cell>
          <table:table-cell office:value-type="float" office:value="13637" calcext:value-type="float">
            <text:p>13637</text:p>
          </table:table-cell>
          <table:table-cell office:value-type="float" office:value="362.95557" calcext:value-type="float">
            <text:p>362.95557</text:p>
          </table:table-cell>
          <table:table-cell office:value-type="float" office:value="4910" calcext:value-type="float">
            <text:p>4910</text:p>
          </table:table-cell>
        </table:table-row>
        <table:table-row table:style-name="ro1">
          <table:table-cell office:value-type="float" office:value="515292" calcext:value-type="float">
            <text:p>515292</text:p>
          </table:table-cell>
          <table:table-cell office:value-type="float" office:value="235630" calcext:value-type="float">
            <text:p>235630</text:p>
          </table:table-cell>
          <table:table-cell office:value-type="float" office:value="202.1423" calcext:value-type="float">
            <text:p>202.1423</text:p>
          </table:table-cell>
          <table:table-cell office:value-type="float" office:value="23187" calcext:value-type="float">
            <text:p>23187</text:p>
          </table:table-cell>
          <table:table-cell office:value-type="float" office:value="565.74646" calcext:value-type="float">
            <text:p>565.74646</text:p>
          </table:table-cell>
          <table:table-cell office:value-type="float" office:value="10275" calcext:value-type="float">
            <text:p>10275</text:p>
          </table:table-cell>
        </table:table-row>
        <table:table-row table:style-name="ro1">
          <table:table-cell office:value-type="float" office:value="129218" calcext:value-type="float">
            <text:p>129218</text:p>
          </table:table-cell>
          <table:table-cell office:value-type="float" office:value="372948" calcext:value-type="float">
            <text:p>372948</text:p>
          </table:table-cell>
          <table:table-cell office:value-type="float" office:value="738.466" calcext:value-type="float">
            <text:p>738.466</text:p>
          </table:table-cell>
          <table:table-cell office:value-type="float" office:value="70252" calcext:value-type="float">
            <text:p>70252</text:p>
          </table:table-cell>
          <table:table-cell office:value-type="float" office:value="391.54297" calcext:value-type="float">
            <text:p>391.54297</text:p>
          </table:table-cell>
          <table:table-cell office:value-type="float" office:value="9915" calcext:value-type="float">
            <text:p>9915</text:p>
          </table:table-cell>
        </table:table-row>
        <table:table-row table:style-name="ro1">
          <table:table-cell office:value-type="float" office:value="199110" calcext:value-type="float">
            <text:p>199110</text:p>
          </table:table-cell>
          <table:table-cell office:value-type="float" office:value="435188" calcext:value-type="float">
            <text:p>435188</text:p>
          </table:table-cell>
          <table:table-cell office:value-type="float" office:value="187.40858" calcext:value-type="float">
            <text:p>187.40858</text:p>
          </table:table-cell>
          <table:table-cell office:value-type="float" office:value="21603" calcext:value-type="float">
            <text:p>21603</text:p>
          </table:table-cell>
          <table:table-cell office:value-type="float" office:value="380.2859" calcext:value-type="float">
            <text:p>380.2859</text:p>
          </table:table-cell>
          <table:table-cell office:value-type="float" office:value="9663" calcext:value-type="float">
            <text:p>9663</text:p>
          </table:table-cell>
        </table:table-row>
        <table:table-row table:style-name="ro1">
          <table:table-cell office:value-type="float" office:value="227813" calcext:value-type="float">
            <text:p>227813</text:p>
          </table:table-cell>
          <table:table-cell office:value-type="float" office:value="108614" calcext:value-type="float">
            <text:p>108614</text:p>
          </table:table-cell>
          <table:table-cell office:value-type="float" office:value="977.5565" calcext:value-type="float">
            <text:p>977.5565</text:p>
          </table:table-cell>
          <table:table-cell office:value-type="float" office:value="91608" calcext:value-type="float">
            <text:p>91608</text:p>
          </table:table-cell>
          <table:table-cell office:value-type="float" office:value="740.2623" calcext:value-type="float">
            <text:p>740.2623</text:p>
          </table:table-cell>
          <table:table-cell office:value-type="float" office:value="43591" calcext:value-type="float">
            <text:p>43591</text:p>
          </table:table-cell>
        </table:table-row>
        <table:table-row table:style-name="ro1">
          <table:table-cell office:value-type="float" office:value="364013" calcext:value-type="float">
            <text:p>364013</text:p>
          </table:table-cell>
          <table:table-cell office:value-type="float" office:value="487110" calcext:value-type="float">
            <text:p>487110</text:p>
          </table:table-cell>
          <table:table-cell office:value-type="float" office:value="190.221" calcext:value-type="float">
            <text:p>190.221</text:p>
          </table:table-cell>
          <table:table-cell office:value-type="float" office:value="20998" calcext:value-type="float">
            <text:p>20998</text:p>
          </table:table-cell>
          <table:table-cell office:value-type="float" office:value="370.5963" calcext:value-type="float">
            <text:p>370.5963</text:p>
          </table:table-cell>
          <table:table-cell office:value-type="float" office:value="8644" calcext:value-type="float">
            <text:p>8644</text:p>
          </table:table-cell>
        </table:table-row>
        <table:table-row table:style-name="ro1">
          <table:table-cell office:value-type="float" office:value="107502" calcext:value-type="float">
            <text:p>107502</text:p>
          </table:table-cell>
          <table:table-cell office:value-type="float" office:value="357278" calcext:value-type="float">
            <text:p>357278</text:p>
          </table:table-cell>
          <table:table-cell office:value-type="float" office:value="852.7799" calcext:value-type="float">
            <text:p>852.7799</text:p>
          </table:table-cell>
          <table:table-cell office:value-type="float" office:value="70855" calcext:value-type="float">
            <text:p>70855</text:p>
          </table:table-cell>
          <table:table-cell office:value-type="float" office:value="861.42615" calcext:value-type="float">
            <text:p>861.42615</text:p>
          </table:table-cell>
          <table:table-cell office:value-type="float" office:value="45124" calcext:value-type="float">
            <text:p>45124</text:p>
          </table:table-cell>
        </table:table-row>
        <table:table-row table:style-name="ro1">
          <table:table-cell office:value-type="float" office:value="588211" calcext:value-type="float">
            <text:p>588211</text:p>
          </table:table-cell>
          <table:table-cell office:value-type="float" office:value="607231" calcext:value-type="float">
            <text:p>607231</text:p>
          </table:table-cell>
          <table:table-cell office:value-type="float" office:value="465.83054" calcext:value-type="float">
            <text:p>465.83054</text:p>
          </table:table-cell>
          <table:table-cell office:value-type="float" office:value="53354" calcext:value-type="float">
            <text:p>53354</text:p>
          </table:table-cell>
          <table:table-cell office:value-type="float" office:value="609.5916" calcext:value-type="float">
            <text:p>609.5916</text:p>
          </table:table-cell>
          <table:table-cell office:value-type="float" office:value="22109" calcext:value-type="float">
            <text:p>22109</text:p>
          </table:table-cell>
        </table:table-row>
        <table:table-row table:style-name="ro1">
          <table:table-cell office:value-type="float" office:value="61977" calcext:value-type="float">
            <text:p>61977</text:p>
          </table:table-cell>
          <table:table-cell office:value-type="float" office:value="650333" calcext:value-type="float">
            <text:p>650333</text:p>
          </table:table-cell>
          <table:table-cell office:value-type="float" office:value="631.6014" calcext:value-type="float">
            <text:p>631.6014</text:p>
          </table:table-cell>
          <table:table-cell office:value-type="float" office:value="69267" calcext:value-type="float">
            <text:p>69267</text:p>
          </table:table-cell>
          <table:table-cell office:value-type="float" office:value="722.8811" calcext:value-type="float">
            <text:p>722.8811</text:p>
          </table:table-cell>
          <table:table-cell office:value-type="float" office:value="34759" calcext:value-type="float">
            <text:p>34759</text:p>
          </table:table-cell>
        </table:table-row>
        <table:table-row table:style-name="ro1">
          <table:table-cell office:value-type="float" office:value="595301" calcext:value-type="float">
            <text:p>595301</text:p>
          </table:table-cell>
          <table:table-cell office:value-type="float" office:value="380531" calcext:value-type="float">
            <text:p>380531</text:p>
          </table:table-cell>
          <table:table-cell office:value-type="float" office:value="384.12057" calcext:value-type="float">
            <text:p>384.12057</text:p>
          </table:table-cell>
          <table:table-cell office:value-type="float" office:value="43441" calcext:value-type="float">
            <text:p>43441</text:p>
          </table:table-cell>
          <table:table-cell office:value-type="float" office:value="515.43463" calcext:value-type="float">
            <text:p>515.43463</text:p>
          </table:table-cell>
          <table:table-cell office:value-type="float" office:value="10098" calcext:value-type="float">
            <text:p>10098</text:p>
          </table:table-cell>
        </table:table-row>
        <table:table-row table:style-name="ro1">
          <table:table-cell office:value-type="float" office:value="400271" calcext:value-type="float">
            <text:p>400271</text:p>
          </table:table-cell>
          <table:table-cell office:value-type="float" office:value="164510" calcext:value-type="float">
            <text:p>164510</text:p>
          </table:table-cell>
          <table:table-cell office:value-type="float" office:value="538.6005" calcext:value-type="float">
            <text:p>538.6005</text:p>
          </table:table-cell>
          <table:table-cell office:value-type="float" office:value="38257" calcext:value-type="float">
            <text:p>38257</text:p>
          </table:table-cell>
          <table:table-cell office:value-type="float" office:value="466.69415" calcext:value-type="float">
            <text:p>466.69415</text:p>
          </table:table-cell>
          <table:table-cell office:value-type="float" office:value="16223" calcext:value-type="float">
            <text:p>16223</text:p>
          </table:table-cell>
        </table:table-row>
        <table:table-row table:style-name="ro1">
          <table:table-cell office:value-type="float" office:value="224999" calcext:value-type="float">
            <text:p>224999</text:p>
          </table:table-cell>
          <table:table-cell office:value-type="float" office:value="484590" calcext:value-type="float">
            <text:p>484590</text:p>
          </table:table-cell>
          <table:table-cell office:value-type="float" office:value="295.039" calcext:value-type="float">
            <text:p>295.039</text:p>
          </table:table-cell>
          <table:table-cell office:value-type="float" office:value="33939" calcext:value-type="float">
            <text:p>33939</text:p>
          </table:table-cell>
          <table:table-cell office:value-type="float" office:value="344.18683" calcext:value-type="float">
            <text:p>344.18683</text:p>
          </table:table-cell>
          <table:table-cell office:value-type="float" office:value="6346" calcext:value-type="float">
            <text:p>6346</text:p>
          </table:table-cell>
        </table:table-row>
        <table:table-row table:style-name="ro1">
          <table:table-cell office:value-type="float" office:value="92663" calcext:value-type="float">
            <text:p>92663</text:p>
          </table:table-cell>
          <table:table-cell office:value-type="float" office:value="27213" calcext:value-type="float">
            <text:p>27213</text:p>
          </table:table-cell>
          <table:table-cell office:value-type="float" office:value="743.43866" calcext:value-type="float">
            <text:p>743.43866</text:p>
          </table:table-cell>
          <table:table-cell office:value-type="float" office:value="59588" calcext:value-type="float">
            <text:p>59588</text:p>
          </table:table-cell>
          <table:table-cell office:value-type="float" office:value="561.1297" calcext:value-type="float">
            <text:p>561.1297</text:p>
          </table:table-cell>
          <table:table-cell office:value-type="float" office:value="30730" calcext:value-type="float">
            <text:p>30730</text:p>
          </table:table-cell>
        </table:table-row>
        <table:table-row table:style-name="ro1">
          <table:table-cell office:value-type="float" office:value="572710" calcext:value-type="float">
            <text:p>572710</text:p>
          </table:table-cell>
          <table:table-cell office:value-type="float" office:value="622798" calcext:value-type="float">
            <text:p>622798</text:p>
          </table:table-cell>
          <table:table-cell office:value-type="float" office:value="327.75903" calcext:value-type="float">
            <text:p>327.75903</text:p>
          </table:table-cell>
          <table:table-cell office:value-type="float" office:value="37937" calcext:value-type="float">
            <text:p>37937</text:p>
          </table:table-cell>
          <table:table-cell office:value-type="float" office:value="438.83743" calcext:value-type="float">
            <text:p>438.83743</text:p>
          </table:table-cell>
          <table:table-cell office:value-type="float" office:value="17069" calcext:value-type="float">
            <text:p>17069</text:p>
          </table:table-cell>
        </table:table-row>
        <table:table-row table:style-name="ro1">
          <table:table-cell office:value-type="float" office:value="308894" calcext:value-type="float">
            <text:p>308894</text:p>
          </table:table-cell>
          <table:table-cell office:value-type="float" office:value="268773" calcext:value-type="float">
            <text:p>268773</text:p>
          </table:table-cell>
          <table:table-cell office:value-type="float" office:value="473.7382" calcext:value-type="float">
            <text:p>473.7382</text:p>
          </table:table-cell>
          <table:table-cell office:value-type="float" office:value="55351" calcext:value-type="float">
            <text:p>55351</text:p>
          </table:table-cell>
          <table:table-cell office:value-type="float" office:value="534.5274" calcext:value-type="float">
            <text:p>534.5274</text:p>
          </table:table-cell>
          <table:table-cell office:value-type="float" office:value="28273" calcext:value-type="float">
            <text:p>28273</text:p>
          </table:table-cell>
        </table:table-row>
        <table:table-row table:style-name="ro1">
          <table:table-cell office:value-type="float" office:value="70302" calcext:value-type="float">
            <text:p>70302</text:p>
          </table:table-cell>
          <table:table-cell office:value-type="float" office:value="202625" calcext:value-type="float">
            <text:p>202625</text:p>
          </table:table-cell>
          <table:table-cell office:value-type="float" office:value="470.22226" calcext:value-type="float">
            <text:p>470.22226</text:p>
          </table:table-cell>
          <table:table-cell office:value-type="float" office:value="48915" calcext:value-type="float">
            <text:p>48915</text:p>
          </table:table-cell>
          <table:table-cell office:value-type="float" office:value="608.3936" calcext:value-type="float">
            <text:p>608.3936</text:p>
          </table:table-cell>
          <table:table-cell office:value-type="float" office:value="26645" calcext:value-type="float">
            <text:p>26645</text:p>
          </table:table-cell>
        </table:table-row>
        <table:table-row table:style-name="ro1">
          <table:table-cell office:value-type="float" office:value="425674" calcext:value-type="float">
            <text:p>425674</text:p>
          </table:table-cell>
          <table:table-cell office:value-type="float" office:value="411031" calcext:value-type="float">
            <text:p>411031</text:p>
          </table:table-cell>
          <table:table-cell office:value-type="float" office:value="242.4329" calcext:value-type="float">
            <text:p>242.4329</text:p>
          </table:table-cell>
          <table:table-cell office:value-type="float" office:value="26235" calcext:value-type="float">
            <text:p>26235</text:p>
          </table:table-cell>
          <table:table-cell office:value-type="float" office:value="449.3749" calcext:value-type="float">
            <text:p>449.3749</text:p>
          </table:table-cell>
          <table:table-cell office:value-type="float" office:value="11922" calcext:value-type="float">
            <text:p>11922</text:p>
          </table:table-cell>
        </table:table-row>
        <table:table-row table:style-name="ro1">
          <table:table-cell office:value-type="float" office:value="71210" calcext:value-type="float">
            <text:p>71210</text:p>
          </table:table-cell>
          <table:table-cell office:value-type="float" office:value="443351" calcext:value-type="float">
            <text:p>443351</text:p>
          </table:table-cell>
          <table:table-cell office:value-type="float" office:value="1012.8828" calcext:value-type="float">
            <text:p>1012.8828</text:p>
          </table:table-cell>
          <table:table-cell office:value-type="float" office:value="102378" calcext:value-type="float">
            <text:p>102378</text:p>
          </table:table-cell>
          <table:table-cell office:value-type="float" office:value="1020.68744" calcext:value-type="float">
            <text:p>1020.68744</text:p>
          </table:table-cell>
          <table:table-cell office:value-type="float" office:value="71948" calcext:value-type="float">
            <text:p>71948</text:p>
          </table:table-cell>
        </table:table-row>
        <table:table-row table:style-name="ro1">
          <table:table-cell office:value-type="float" office:value="103806" calcext:value-type="float">
            <text:p>103806</text:p>
          </table:table-cell>
          <table:table-cell office:value-type="float" office:value="105963" calcext:value-type="float">
            <text:p>105963</text:p>
          </table:table-cell>
          <table:table-cell office:value-type="float" office:value="669.19403" calcext:value-type="float">
            <text:p>669.19403</text:p>
          </table:table-cell>
          <table:table-cell office:value-type="float" office:value="52153" calcext:value-type="float">
            <text:p>52153</text:p>
          </table:table-cell>
          <table:table-cell office:value-type="float" office:value="599.77106" calcext:value-type="float">
            <text:p>599.77106</text:p>
          </table:table-cell>
          <table:table-cell office:value-type="float" office:value="25845" calcext:value-type="float">
            <text:p>25845</text:p>
          </table:table-cell>
        </table:table-row>
        <table:table-row table:style-name="ro1">
          <table:table-cell office:value-type="float" office:value="625578" calcext:value-type="float">
            <text:p>625578</text:p>
          </table:table-cell>
          <table:table-cell office:value-type="float" office:value="79721" calcext:value-type="float">
            <text:p>79721</text:p>
          </table:table-cell>
          <table:table-cell office:value-type="float" office:value="543.9167" calcext:value-type="float">
            <text:p>543.9167</text:p>
          </table:table-cell>
          <table:table-cell office:value-type="float" office:value="35484" calcext:value-type="float">
            <text:p>35484</text:p>
          </table:table-cell>
          <table:table-cell office:value-type="float" office:value="525.83246" calcext:value-type="float">
            <text:p>525.83246</text:p>
          </table:table-cell>
          <table:table-cell office:value-type="float" office:value="15911" calcext:value-type="float">
            <text:p>15911</text:p>
          </table:table-cell>
        </table:table-row>
        <table:table-row table:style-name="ro1">
          <table:table-cell office:value-type="float" office:value="544038" calcext:value-type="float">
            <text:p>544038</text:p>
          </table:table-cell>
          <table:table-cell office:value-type="float" office:value="441595" calcext:value-type="float">
            <text:p>441595</text:p>
          </table:table-cell>
          <table:table-cell office:value-type="float" office:value="701.2556" calcext:value-type="float">
            <text:p>701.2556</text:p>
          </table:table-cell>
          <table:table-cell office:value-type="float" office:value="76318" calcext:value-type="float">
            <text:p>76318</text:p>
          </table:table-cell>
          <table:table-cell office:value-type="float" office:value="780.0037" calcext:value-type="float">
            <text:p>780.0037</text:p>
          </table:table-cell>
          <table:table-cell office:value-type="float" office:value="43694" calcext:value-type="float">
            <text:p>43694</text:p>
          </table:table-cell>
        </table:table-row>
        <table:table-row table:style-name="ro1">
          <table:table-cell office:value-type="float" office:value="326603" calcext:value-type="float">
            <text:p>326603</text:p>
          </table:table-cell>
          <table:table-cell office:value-type="float" office:value="295681" calcext:value-type="float">
            <text:p>295681</text:p>
          </table:table-cell>
          <table:table-cell office:value-type="float" office:value="589.51685" calcext:value-type="float">
            <text:p>589.51685</text:p>
          </table:table-cell>
          <table:table-cell office:value-type="float" office:value="67329" calcext:value-type="float">
            <text:p>67329</text:p>
          </table:table-cell>
          <table:table-cell office:value-type="float" office:value="717.2567" calcext:value-type="float">
            <text:p>717.2567</text:p>
          </table:table-cell>
          <table:table-cell office:value-type="float" office:value="36348" calcext:value-type="float">
            <text:p>36348</text:p>
          </table:table-cell>
        </table:table-row>
        <table:table-row table:style-name="ro1">
          <table:table-cell office:value-type="float" office:value="103734" calcext:value-type="float">
            <text:p>103734</text:p>
          </table:table-cell>
          <table:table-cell office:value-type="float" office:value="116696" calcext:value-type="float">
            <text:p>116696</text:p>
          </table:table-cell>
          <table:table-cell office:value-type="float" office:value="137.73824" calcext:value-type="float">
            <text:p>137.73824</text:p>
          </table:table-cell>
          <table:table-cell office:value-type="float" office:value="15176" calcext:value-type="float">
            <text:p>15176</text:p>
          </table:table-cell>
          <table:table-cell office:value-type="float" office:value="332.45206" calcext:value-type="float">
            <text:p>332.45206</text:p>
          </table:table-cell>
          <table:table-cell office:value-type="float" office:value="3447" calcext:value-type="float">
            <text:p>3447</text:p>
          </table:table-cell>
        </table:table-row>
        <table:table-row table:style-name="ro1">
          <table:table-cell office:value-type="float" office:value="380515" calcext:value-type="float">
            <text:p>380515</text:p>
          </table:table-cell>
          <table:table-cell office:value-type="float" office:value="132636" calcext:value-type="float">
            <text:p>132636</text:p>
          </table:table-cell>
          <table:table-cell office:value-type="float" office:value="899.01666" calcext:value-type="float">
            <text:p>899.01666</text:p>
          </table:table-cell>
          <table:table-cell office:value-type="float" office:value="86490" calcext:value-type="float">
            <text:p>86490</text:p>
          </table:table-cell>
          <table:table-cell office:value-type="float" office:value="668.95624" calcext:value-type="float">
            <text:p>668.95624</text:p>
          </table:table-cell>
          <table:table-cell office:value-type="float" office:value="34800" calcext:value-type="float">
            <text:p>34800</text:p>
          </table:table-cell>
        </table:table-row>
        <table:table-row table:style-name="ro1">
          <table:table-cell office:value-type="float" office:value="143992" calcext:value-type="float">
            <text:p>143992</text:p>
          </table:table-cell>
          <table:table-cell office:value-type="float" office:value="314500" calcext:value-type="float">
            <text:p>314500</text:p>
          </table:table-cell>
          <table:table-cell office:value-type="float" office:value="308.3167" calcext:value-type="float">
            <text:p>308.3167</text:p>
          </table:table-cell>
          <table:table-cell office:value-type="float" office:value="32273" calcext:value-type="float">
            <text:p>32273</text:p>
          </table:table-cell>
          <table:table-cell office:value-type="float" office:value="415.04294" calcext:value-type="float">
            <text:p>415.04294</text:p>
          </table:table-cell>
          <table:table-cell office:value-type="float" office:value="8638" calcext:value-type="float">
            <text:p>8638</text:p>
          </table:table-cell>
        </table:table-row>
        <table:table-row table:style-name="ro1">
          <table:table-cell office:value-type="float" office:value="626772" calcext:value-type="float">
            <text:p>626772</text:p>
          </table:table-cell>
          <table:table-cell office:value-type="float" office:value="306133" calcext:value-type="float">
            <text:p>306133</text:p>
          </table:table-cell>
          <table:table-cell office:value-type="float" office:value="525.30994" calcext:value-type="float">
            <text:p>525.30994</text:p>
          </table:table-cell>
          <table:table-cell office:value-type="float" office:value="39122" calcext:value-type="float">
            <text:p>39122</text:p>
          </table:table-cell>
          <table:table-cell office:value-type="float" office:value="435.51898" calcext:value-type="float">
            <text:p>435.51898</text:p>
          </table:table-cell>
          <table:table-cell office:value-type="float" office:value="15345" calcext:value-type="float">
            <text:p>15345</text:p>
          </table:table-cell>
        </table:table-row>
        <table:table-row table:style-name="ro1">
          <table:table-cell office:value-type="float" office:value="75662" calcext:value-type="float">
            <text:p>75662</text:p>
          </table:table-cell>
          <table:table-cell office:value-type="float" office:value="270984" calcext:value-type="float">
            <text:p>270984</text:p>
          </table:table-cell>
          <table:table-cell office:value-type="float" office:value="587.85986" calcext:value-type="float">
            <text:p>587.85986</text:p>
          </table:table-cell>
          <table:table-cell office:value-type="float" office:value="46598" calcext:value-type="float">
            <text:p>46598</text:p>
          </table:table-cell>
          <table:table-cell office:value-type="float" office:value="494.3234" calcext:value-type="float">
            <text:p>494.3234</text:p>
          </table:table-cell>
          <table:table-cell office:value-type="float" office:value="23985" calcext:value-type="float">
            <text:p>23985</text:p>
          </table:table-cell>
        </table:table-row>
        <table:table-row table:style-name="ro1">
          <table:table-cell office:value-type="float" office:value="252118" calcext:value-type="float">
            <text:p>252118</text:p>
          </table:table-cell>
          <table:table-cell office:value-type="float" office:value="623671" calcext:value-type="float">
            <text:p>623671</text:p>
          </table:table-cell>
          <table:table-cell office:value-type="float" office:value="383.67505" calcext:value-type="float">
            <text:p>383.67505</text:p>
          </table:table-cell>
          <table:table-cell office:value-type="float" office:value="22631" calcext:value-type="float">
            <text:p>22631</text:p>
          </table:table-cell>
          <table:table-cell office:value-type="float" office:value="371.96555" calcext:value-type="float">
            <text:p>371.96555</text:p>
          </table:table-cell>
          <table:table-cell office:value-type="float" office:value="9421" calcext:value-type="float">
            <text:p>9421</text:p>
          </table:table-cell>
        </table:table-row>
        <table:table-row table:style-name="ro1">
          <table:table-cell office:value-type="float" office:value="467593" calcext:value-type="float">
            <text:p>467593</text:p>
          </table:table-cell>
          <table:table-cell office:value-type="float" office:value="226486" calcext:value-type="float">
            <text:p>226486</text:p>
          </table:table-cell>
          <table:table-cell office:value-type="float" office:value="414.01492" calcext:value-type="float">
            <text:p>414.01492</text:p>
          </table:table-cell>
          <table:table-cell office:value-type="float" office:value="27149" calcext:value-type="float">
            <text:p>27149</text:p>
          </table:table-cell>
          <table:table-cell office:value-type="float" office:value="453.0277" calcext:value-type="float">
            <text:p>453.0277</text:p>
          </table:table-cell>
          <table:table-cell office:value-type="float" office:value="17285" calcext:value-type="float">
            <text:p>17285</text:p>
          </table:table-cell>
        </table:table-row>
        <table:table-row table:style-name="ro1">
          <table:table-cell office:value-type="float" office:value="441646" calcext:value-type="float">
            <text:p>441646</text:p>
          </table:table-cell>
          <table:table-cell office:value-type="float" office:value="487240" calcext:value-type="float">
            <text:p>487240</text:p>
          </table:table-cell>
          <table:table-cell office:value-type="float" office:value="534.93994" calcext:value-type="float">
            <text:p>534.93994</text:p>
          </table:table-cell>
          <table:table-cell office:value-type="float" office:value="40646" calcext:value-type="float">
            <text:p>40646</text:p>
          </table:table-cell>
          <table:table-cell office:value-type="float" office:value="420.93033" calcext:value-type="float">
            <text:p>420.93033</text:p>
          </table:table-cell>
          <table:table-cell office:value-type="float" office:value="15968" calcext:value-type="float">
            <text:p>15968</text:p>
          </table:table-cell>
        </table:table-row>
        <table:table-row table:style-name="ro1">
          <table:table-cell office:value-type="float" office:value="15088" calcext:value-type="float">
            <text:p>15088</text:p>
          </table:table-cell>
          <table:table-cell office:value-type="float" office:value="93883" calcext:value-type="float">
            <text:p>93883</text:p>
          </table:table-cell>
          <table:table-cell office:value-type="float" office:value="500.16174" calcext:value-type="float">
            <text:p>500.16174</text:p>
          </table:table-cell>
          <table:table-cell office:value-type="float" office:value="55854" calcext:value-type="float">
            <text:p>55854</text:p>
          </table:table-cell>
          <table:table-cell office:value-type="float" office:value="555.38074" calcext:value-type="float">
            <text:p>555.38074</text:p>
          </table:table-cell>
          <table:table-cell office:value-type="float" office:value="29877" calcext:value-type="float">
            <text:p>29877</text:p>
          </table:table-cell>
        </table:table-row>
        <table:table-row table:style-name="ro1">
          <table:table-cell office:value-type="float" office:value="433850" calcext:value-type="float">
            <text:p>433850</text:p>
          </table:table-cell>
          <table:table-cell office:value-type="float" office:value="202217" calcext:value-type="float">
            <text:p>202217</text:p>
          </table:table-cell>
          <table:table-cell office:value-type="float" office:value="396.24942" calcext:value-type="float">
            <text:p>396.24942</text:p>
          </table:table-cell>
          <table:table-cell office:value-type="float" office:value="24117" calcext:value-type="float">
            <text:p>24117</text:p>
          </table:table-cell>
          <table:table-cell office:value-type="float" office:value="383.64676" calcext:value-type="float">
            <text:p>383.64676</text:p>
          </table:table-cell>
          <table:table-cell office:value-type="float" office:value="9398" calcext:value-type="float">
            <text:p>9398</text:p>
          </table:table-cell>
        </table:table-row>
        <table:table-row table:style-name="ro1">
          <table:table-cell office:value-type="float" office:value="12023" calcext:value-type="float">
            <text:p>12023</text:p>
          </table:table-cell>
          <table:table-cell office:value-type="float" office:value="147589" calcext:value-type="float">
            <text:p>147589</text:p>
          </table:table-cell>
          <table:table-cell office:value-type="float" office:value="744.3343" calcext:value-type="float">
            <text:p>744.3343</text:p>
          </table:table-cell>
          <table:table-cell office:value-type="float" office:value="63900" calcext:value-type="float">
            <text:p>63900</text:p>
          </table:table-cell>
          <table:table-cell office:value-type="float" office:value="447.03766" calcext:value-type="float">
            <text:p>447.03766</text:p>
          </table:table-cell>
          <table:table-cell office:value-type="float" office:value="16616" calcext:value-type="float">
            <text:p>16616</text:p>
          </table:table-cell>
        </table:table-row>
        <table:table-row table:style-name="ro1">
          <table:table-cell office:value-type="float" office:value="124060" calcext:value-type="float">
            <text:p>124060</text:p>
          </table:table-cell>
          <table:table-cell office:value-type="float" office:value="610941" calcext:value-type="float">
            <text:p>610941</text:p>
          </table:table-cell>
          <table:table-cell office:value-type="float" office:value="491.23877" calcext:value-type="float">
            <text:p>491.23877</text:p>
          </table:table-cell>
          <table:table-cell office:value-type="float" office:value="55117" calcext:value-type="float">
            <text:p>55117</text:p>
          </table:table-cell>
          <table:table-cell office:value-type="float" office:value="550.0633" calcext:value-type="float">
            <text:p>550.0633</text:p>
          </table:table-cell>
          <table:table-cell office:value-type="float" office:value="14705" calcext:value-type="float">
            <text:p>14705</text:p>
          </table:table-cell>
        </table:table-row>
        <table:table-row table:style-name="ro1">
          <table:table-cell office:value-type="float" office:value="472770" calcext:value-type="float">
            <text:p>472770</text:p>
          </table:table-cell>
          <table:table-cell office:value-type="float" office:value="423087" calcext:value-type="float">
            <text:p>423087</text:p>
          </table:table-cell>
          <table:table-cell office:value-type="float" office:value="651.2679" calcext:value-type="float">
            <text:p>651.2679</text:p>
          </table:table-cell>
          <table:table-cell office:value-type="float" office:value="75029" calcext:value-type="float">
            <text:p>75029</text:p>
          </table:table-cell>
          <table:table-cell office:value-type="float" office:value="726.48627" calcext:value-type="float">
            <text:p>726.48627</text:p>
          </table:table-cell>
          <table:table-cell office:value-type="float" office:value="36416" calcext:value-type="float">
            <text:p>36416</text:p>
          </table:table-cell>
        </table:table-row>
        <table:table-row table:style-name="ro1">
          <table:table-cell office:value-type="float" office:value="345837" calcext:value-type="float">
            <text:p>345837</text:p>
          </table:table-cell>
          <table:table-cell office:value-type="float" office:value="46920" calcext:value-type="float">
            <text:p>46920</text:p>
          </table:table-cell>
          <table:table-cell office:value-type="float" office:value="310.71747" calcext:value-type="float">
            <text:p>310.71747</text:p>
          </table:table-cell>
          <table:table-cell office:value-type="float" office:value="33086" calcext:value-type="float">
            <text:p>33086</text:p>
          </table:table-cell>
          <table:table-cell office:value-type="float" office:value="464.54187" calcext:value-type="float">
            <text:p>464.54187</text:p>
          </table:table-cell>
          <table:table-cell office:value-type="float" office:value="15532" calcext:value-type="float">
            <text:p>15532</text:p>
          </table:table-cell>
        </table:table-row>
        <table:table-row table:style-name="ro1">
          <table:table-cell office:value-type="float" office:value="536418" calcext:value-type="float">
            <text:p>536418</text:p>
          </table:table-cell>
          <table:table-cell office:value-type="float" office:value="88610" calcext:value-type="float">
            <text:p>88610</text:p>
          </table:table-cell>
          <table:table-cell office:value-type="float" office:value="407.54822" calcext:value-type="float">
            <text:p>407.54822</text:p>
          </table:table-cell>
          <table:table-cell office:value-type="float" office:value="23873" calcext:value-type="float">
            <text:p>23873</text:p>
          </table:table-cell>
          <table:table-cell office:value-type="float" office:value="375.50397" calcext:value-type="float">
            <text:p>375.50397</text:p>
          </table:table-cell>
          <table:table-cell office:value-type="float" office:value="9865" calcext:value-type="float">
            <text:p>9865</text:p>
          </table:table-cell>
        </table:table-row>
        <table:table-row table:style-name="ro1">
          <table:table-cell office:value-type="float" office:value="151028" calcext:value-type="float">
            <text:p>151028</text:p>
          </table:table-cell>
          <table:table-cell office:value-type="float" office:value="331881" calcext:value-type="float">
            <text:p>331881</text:p>
          </table:table-cell>
          <table:table-cell office:value-type="float" office:value="207.71938" calcext:value-type="float">
            <text:p>207.71938</text:p>
          </table:table-cell>
          <table:table-cell office:value-type="float" office:value="23750" calcext:value-type="float">
            <text:p>23750</text:p>
          </table:table-cell>
          <table:table-cell office:value-type="float" office:value="499.63925" calcext:value-type="float">
            <text:p>499.63925</text:p>
          </table:table-cell>
          <table:table-cell office:value-type="float" office:value="4421" calcext:value-type="float">
            <text:p>4421</text:p>
          </table:table-cell>
        </table:table-row>
        <table:table-row table:style-name="ro1">
          <table:table-cell office:value-type="float" office:value="475815" calcext:value-type="float">
            <text:p>475815</text:p>
          </table:table-cell>
          <table:table-cell office:value-type="float" office:value="26447" calcext:value-type="float">
            <text:p>26447</text:p>
          </table:table-cell>
          <table:table-cell office:value-type="float" office:value="535.1919" calcext:value-type="float">
            <text:p>535.1919</text:p>
          </table:table-cell>
          <table:table-cell office:value-type="float" office:value="56930" calcext:value-type="float">
            <text:p>56930</text:p>
          </table:table-cell>
          <table:table-cell office:value-type="float" office:value="564.3296" calcext:value-type="float">
            <text:p>564.3296</text:p>
          </table:table-cell>
          <table:table-cell office:value-type="float" office:value="6717" calcext:value-type="float">
            <text:p>6717</text:p>
          </table:table-cell>
        </table:table-row>
        <table:table-row table:style-name="ro1">
          <table:table-cell office:value-type="float" office:value="538245" calcext:value-type="float">
            <text:p>538245</text:p>
          </table:table-cell>
          <table:table-cell office:value-type="float" office:value="604047" calcext:value-type="float">
            <text:p>604047</text:p>
          </table:table-cell>
          <table:table-cell office:value-type="float" office:value="471.2233" calcext:value-type="float">
            <text:p>471.2233</text:p>
          </table:table-cell>
          <table:table-cell office:value-type="float" office:value="51733" calcext:value-type="float">
            <text:p>51733</text:p>
          </table:table-cell>
          <table:table-cell office:value-type="float" office:value="615.7962" calcext:value-type="float">
            <text:p>615.7962</text:p>
          </table:table-cell>
          <table:table-cell office:value-type="float" office:value="13749" calcext:value-type="float">
            <text:p>13749</text:p>
          </table:table-cell>
        </table:table-row>
        <table:table-row table:style-name="ro1">
          <table:table-cell office:value-type="float" office:value="569031" calcext:value-type="float">
            <text:p>569031</text:p>
          </table:table-cell>
          <table:table-cell office:value-type="float" office:value="65430" calcext:value-type="float">
            <text:p>65430</text:p>
          </table:table-cell>
          <table:table-cell office:value-type="float" office:value="163.63028" calcext:value-type="float">
            <text:p>163.63028</text:p>
          </table:table-cell>
          <table:table-cell office:value-type="float" office:value="18157" calcext:value-type="float">
            <text:p>18157</text:p>
          </table:table-cell>
          <table:table-cell office:value-type="float" office:value="563.35205" calcext:value-type="float">
            <text:p>563.35205</text:p>
          </table:table-cell>
          <table:table-cell office:value-type="float" office:value="9143" calcext:value-type="float">
            <text:p>9143</text:p>
          </table:table-cell>
        </table:table-row>
        <table:table-row table:style-name="ro1">
          <table:table-cell office:value-type="float" office:value="380549" calcext:value-type="float">
            <text:p>380549</text:p>
          </table:table-cell>
          <table:table-cell office:value-type="float" office:value="598804" calcext:value-type="float">
            <text:p>598804</text:p>
          </table:table-cell>
          <table:table-cell office:value-type="float" office:value="160.33612" calcext:value-type="float">
            <text:p>160.33612</text:p>
          </table:table-cell>
          <table:table-cell office:value-type="float" office:value="17235" calcext:value-type="float">
            <text:p>17235</text:p>
          </table:table-cell>
          <table:table-cell office:value-type="float" office:value="6865.2017" calcext:value-type="float">
            <text:p>6865.2017</text:p>
          </table:table-cell>
          <table:table-cell office:value-type="float" office:value="647328" calcext:value-type="float">
            <text:p>647328</text:p>
          </table:table-cell>
        </table:table-row>
        <table:table-row table:style-name="ro1">
          <table:table-cell office:value-type="float" office:value="497124" calcext:value-type="float">
            <text:p>497124</text:p>
          </table:table-cell>
          <table:table-cell office:value-type="float" office:value="93987" calcext:value-type="float">
            <text:p>93987</text:p>
          </table:table-cell>
          <table:table-cell office:value-type="float" office:value="388.70502" calcext:value-type="float">
            <text:p>388.70502</text:p>
          </table:table-cell>
          <table:table-cell office:value-type="float" office:value="41047" calcext:value-type="float">
            <text:p>41047</text:p>
          </table:table-cell>
          <table:table-cell office:value-type="float" office:value="468.5344" calcext:value-type="float">
            <text:p>468.5344</text:p>
          </table:table-cell>
          <table:table-cell office:value-type="float" office:value="12437" calcext:value-type="float">
            <text:p>12437</text:p>
          </table:table-cell>
        </table:table-row>
        <table:table-row table:style-name="ro1">
          <table:table-cell office:value-type="float" office:value="191757" calcext:value-type="float">
            <text:p>191757</text:p>
          </table:table-cell>
          <table:table-cell office:value-type="float" office:value="11952" calcext:value-type="float">
            <text:p>11952</text:p>
          </table:table-cell>
          <table:table-cell office:value-type="float" office:value="502.59918" calcext:value-type="float">
            <text:p>502.59918</text:p>
          </table:table-cell>
          <table:table-cell office:value-type="float" office:value="44087" calcext:value-type="float">
            <text:p>44087</text:p>
          </table:table-cell>
          <table:table-cell office:value-type="float" office:value="489.42737" calcext:value-type="float">
            <text:p>489.42737</text:p>
          </table:table-cell>
          <table:table-cell office:value-type="float" office:value="17932" calcext:value-type="float">
            <text:p>17932</text:p>
          </table:table-cell>
        </table:table-row>
        <table:table-row table:style-name="ro1">
          <table:table-cell office:value-type="float" office:value="174120" calcext:value-type="float">
            <text:p>174120</text:p>
          </table:table-cell>
          <table:table-cell office:value-type="float" office:value="150172" calcext:value-type="float">
            <text:p>150172</text:p>
          </table:table-cell>
          <table:table-cell office:value-type="float" office:value="221.71324" calcext:value-type="float">
            <text:p>221.71324</text:p>
          </table:table-cell>
          <table:table-cell office:value-type="float" office:value="23101" calcext:value-type="float">
            <text:p>23101</text:p>
          </table:table-cell>
          <table:table-cell office:value-type="float" office:value="368.59167" calcext:value-type="float">
            <text:p>368.59167</text:p>
          </table:table-cell>
          <table:table-cell office:value-type="float" office:value="7048" calcext:value-type="float">
            <text:p>7048</text:p>
          </table:table-cell>
        </table:table-row>
        <table:table-row table:style-name="ro1">
          <table:table-cell office:value-type="float" office:value="598896" calcext:value-type="float">
            <text:p>598896</text:p>
          </table:table-cell>
          <table:table-cell office:value-type="float" office:value="171066" calcext:value-type="float">
            <text:p>171066</text:p>
          </table:table-cell>
          <table:table-cell office:value-type="float" office:value="217.53488" calcext:value-type="float">
            <text:p>217.53488</text:p>
          </table:table-cell>
          <table:table-cell office:value-type="float" office:value="21612" calcext:value-type="float">
            <text:p>21612</text:p>
          </table:table-cell>
          <table:table-cell office:value-type="float" office:value="406.64313" calcext:value-type="float">
            <text:p>406.64313</text:p>
          </table:table-cell>
          <table:table-cell office:value-type="float" office:value="11200" calcext:value-type="float">
            <text:p>11200</text:p>
          </table:table-cell>
        </table:table-row>
        <table:table-row table:style-name="ro1">
          <table:table-cell office:value-type="float" office:value="367969" calcext:value-type="float">
            <text:p>367969</text:p>
          </table:table-cell>
          <table:table-cell office:value-type="float" office:value="332582" calcext:value-type="float">
            <text:p>332582</text:p>
          </table:table-cell>
          <table:table-cell office:value-type="float" office:value="423.4632" calcext:value-type="float">
            <text:p>423.4632</text:p>
          </table:table-cell>
          <table:table-cell office:value-type="float" office:value="25030" calcext:value-type="float">
            <text:p>25030</text:p>
          </table:table-cell>
          <table:table-cell office:value-type="float" office:value="435.0318" calcext:value-type="float">
            <text:p>435.0318</text:p>
          </table:table-cell>
          <table:table-cell office:value-type="float" office:value="14617" calcext:value-type="float">
            <text:p>14617</text:p>
          </table:table-cell>
        </table:table-row>
        <table:table-row table:style-name="ro1">
          <table:table-cell office:value-type="float" office:value="479577" calcext:value-type="float">
            <text:p>479577</text:p>
          </table:table-cell>
          <table:table-cell office:value-type="float" office:value="343421" calcext:value-type="float">
            <text:p>343421</text:p>
          </table:table-cell>
          <table:table-cell office:value-type="float" office:value="465.2323" calcext:value-type="float">
            <text:p>465.2323</text:p>
          </table:table-cell>
          <table:table-cell office:value-type="float" office:value="22556" calcext:value-type="float">
            <text:p>22556</text:p>
          </table:table-cell>
          <table:table-cell office:value-type="float" office:value="346.79126" calcext:value-type="float">
            <text:p>346.79126</text:p>
          </table:table-cell>
          <table:table-cell office:value-type="float" office:value="5594" calcext:value-type="float">
            <text:p>5594</text:p>
          </table:table-cell>
        </table:table-row>
        <table:table-row table:style-name="ro1">
          <table:table-cell office:value-type="float" office:value="371156" calcext:value-type="float">
            <text:p>371156</text:p>
          </table:table-cell>
          <table:table-cell office:value-type="float" office:value="57495" calcext:value-type="float">
            <text:p>57495</text:p>
          </table:table-cell>
          <table:table-cell office:value-type="float" office:value="1004.07733" calcext:value-type="float">
            <text:p>1004.07733</text:p>
          </table:table-cell>
          <table:table-cell office:value-type="float" office:value="84436" calcext:value-type="float">
            <text:p>84436</text:p>
          </table:table-cell>
          <table:table-cell office:value-type="float" office:value="895.8323" calcext:value-type="float">
            <text:p>895.8323</text:p>
          </table:table-cell>
          <table:table-cell office:value-type="float" office:value="54741" calcext:value-type="float">
            <text:p>54741</text:p>
          </table:table-cell>
        </table:table-row>
        <table:table-row table:style-name="ro1">
          <table:table-cell office:value-type="float" office:value="534841" calcext:value-type="float">
            <text:p>534841</text:p>
          </table:table-cell>
          <table:table-cell office:value-type="float" office:value="329966" calcext:value-type="float">
            <text:p>329966</text:p>
          </table:table-cell>
          <table:table-cell office:value-type="float" office:value="708.24506" calcext:value-type="float">
            <text:p>708.24506</text:p>
          </table:table-cell>
          <table:table-cell office:value-type="float" office:value="74077" calcext:value-type="float">
            <text:p>74077</text:p>
          </table:table-cell>
          <table:table-cell office:value-type="float" office:value="618.1813" calcext:value-type="float">
            <text:p>618.1813</text:p>
          </table:table-cell>
          <table:table-cell office:value-type="float" office:value="19710" calcext:value-type="float">
            <text:p>19710</text:p>
          </table:table-cell>
        </table:table-row>
        <table:table-row table:style-name="ro1">
          <table:table-cell office:value-type="float" office:value="304439" calcext:value-type="float">
            <text:p>304439</text:p>
          </table:table-cell>
          <table:table-cell office:value-type="float" office:value="460612" calcext:value-type="float">
            <text:p>460612</text:p>
          </table:table-cell>
          <table:table-cell office:value-type="float" office:value="501.76535" calcext:value-type="float">
            <text:p>501.76535</text:p>
          </table:table-cell>
          <table:table-cell office:value-type="float" office:value="52362" calcext:value-type="float">
            <text:p>52362</text:p>
          </table:table-cell>
          <table:table-cell office:value-type="float" office:value="667.34344" calcext:value-type="float">
            <text:p>667.34344</text:p>
          </table:table-cell>
          <table:table-cell office:value-type="float" office:value="23898" calcext:value-type="float">
            <text:p>23898</text:p>
          </table:table-cell>
        </table:table-row>
        <table:table-row table:style-name="ro1">
          <table:table-cell office:value-type="float" office:value="162366" calcext:value-type="float">
            <text:p>162366</text:p>
          </table:table-cell>
          <table:table-cell office:value-type="float" office:value="651899" calcext:value-type="float">
            <text:p>651899</text:p>
          </table:table-cell>
          <table:table-cell office:value-type="float" office:value="384.94614" calcext:value-type="float">
            <text:p>384.94614</text:p>
          </table:table-cell>
          <table:table-cell office:value-type="float" office:value="39657" calcext:value-type="float">
            <text:p>39657</text:p>
          </table:table-cell>
          <table:table-cell office:value-type="float" office:value="657.9867" calcext:value-type="float">
            <text:p>657.9867</text:p>
          </table:table-cell>
          <table:table-cell office:value-type="float" office:value="20370" calcext:value-type="float">
            <text:p>20370</text:p>
          </table:table-cell>
        </table:table-row>
        <table:table-row table:style-name="ro1">
          <table:table-cell office:value-type="float" office:value="457443" calcext:value-type="float">
            <text:p>457443</text:p>
          </table:table-cell>
          <table:table-cell office:value-type="float" office:value="56196" calcext:value-type="float">
            <text:p>56196</text:p>
          </table:table-cell>
          <table:table-cell office:value-type="float" office:value="452.35046" calcext:value-type="float">
            <text:p>452.35046</text:p>
          </table:table-cell>
          <table:table-cell office:value-type="float" office:value="50052" calcext:value-type="float">
            <text:p>50052</text:p>
          </table:table-cell>
          <table:table-cell office:value-type="float" office:value="622.36743" calcext:value-type="float">
            <text:p>622.36743</text:p>
          </table:table-cell>
          <table:table-cell office:value-type="float" office:value="22008" calcext:value-type="float">
            <text:p>22008</text:p>
          </table:table-cell>
        </table:table-row>
        <table:table-row table:style-name="ro1">
          <table:table-cell office:value-type="float" office:value="560772" calcext:value-type="float">
            <text:p>560772</text:p>
          </table:table-cell>
          <table:table-cell office:value-type="float" office:value="541258" calcext:value-type="float">
            <text:p>541258</text:p>
          </table:table-cell>
          <table:table-cell office:value-type="float" office:value="370.8017" calcext:value-type="float">
            <text:p>370.8017</text:p>
          </table:table-cell>
          <table:table-cell office:value-type="float" office:value="40260" calcext:value-type="float">
            <text:p>40260</text:p>
          </table:table-cell>
          <table:table-cell office:value-type="float" office:value="593.7742" calcext:value-type="float">
            <text:p>593.7742</text:p>
          </table:table-cell>
          <table:table-cell office:value-type="float" office:value="16407" calcext:value-type="float">
            <text:p>16407</text:p>
          </table:table-cell>
        </table:table-row>
        <table:table-row table:style-name="ro1">
          <table:table-cell office:value-type="float" office:value="481524" calcext:value-type="float">
            <text:p>481524</text:p>
          </table:table-cell>
          <table:table-cell office:value-type="float" office:value="348060" calcext:value-type="float">
            <text:p>348060</text:p>
          </table:table-cell>
          <table:table-cell office:value-type="float" office:value="542.09064" calcext:value-type="float">
            <text:p>542.09064</text:p>
          </table:table-cell>
          <table:table-cell office:value-type="float" office:value="55215" calcext:value-type="float">
            <text:p>55215</text:p>
          </table:table-cell>
          <table:table-cell office:value-type="float" office:value="657.09283" calcext:value-type="float">
            <text:p>657.09283</text:p>
          </table:table-cell>
          <table:table-cell office:value-type="float" office:value="23350" calcext:value-type="float">
            <text:p>23350</text:p>
          </table:table-cell>
        </table:table-row>
        <table:table-row table:style-name="ro1">
          <table:table-cell office:value-type="float" office:value="252119" calcext:value-type="float">
            <text:p>252119</text:p>
          </table:table-cell>
          <table:table-cell office:value-type="float" office:value="339267" calcext:value-type="float">
            <text:p>339267</text:p>
          </table:table-cell>
          <table:table-cell office:value-type="float" office:value="162.09837" calcext:value-type="float">
            <text:p>162.09837</text:p>
          </table:table-cell>
          <table:table-cell office:value-type="float" office:value="17658" calcext:value-type="float">
            <text:p>17658</text:p>
          </table:table-cell>
          <table:table-cell office:value-type="float" office:value="379.43124" calcext:value-type="float">
            <text:p>379.43124</text:p>
          </table:table-cell>
          <table:table-cell office:value-type="float" office:value="9440" calcext:value-type="float">
            <text:p>9440</text:p>
          </table:table-cell>
        </table:table-row>
        <table:table-row table:style-name="ro1">
          <table:table-cell office:value-type="float" office:value="147925" calcext:value-type="float">
            <text:p>147925</text:p>
          </table:table-cell>
          <table:table-cell office:value-type="float" office:value="42299" calcext:value-type="float">
            <text:p>42299</text:p>
          </table:table-cell>
          <table:table-cell office:value-type="float" office:value="371.80362" calcext:value-type="float">
            <text:p>371.80362</text:p>
          </table:table-cell>
          <table:table-cell office:value-type="float" office:value="41070" calcext:value-type="float">
            <text:p>41070</text:p>
          </table:table-cell>
          <table:table-cell office:value-type="float" office:value="514.9721" calcext:value-type="float">
            <text:p>514.9721</text:p>
          </table:table-cell>
          <table:table-cell office:value-type="float" office:value="18051" calcext:value-type="float">
            <text:p>18051</text:p>
          </table:table-cell>
        </table:table-row>
        <table:table-row table:style-name="ro1">
          <table:table-cell office:value-type="float" office:value="156049" calcext:value-type="float">
            <text:p>156049</text:p>
          </table:table-cell>
          <table:table-cell office:value-type="float" office:value="427035" calcext:value-type="float">
            <text:p>427035</text:p>
          </table:table-cell>
          <table:table-cell office:value-type="float" office:value="364.60834" calcext:value-type="float">
            <text:p>364.60834</text:p>
          </table:table-cell>
          <table:table-cell office:value-type="float" office:value="40211" calcext:value-type="float">
            <text:p>40211</text:p>
          </table:table-cell>
          <table:table-cell office:value-type="float" office:value="472.154" calcext:value-type="float">
            <text:p>472.154</text:p>
          </table:table-cell>
          <table:table-cell office:value-type="float" office:value="11162" calcext:value-type="float">
            <text:p>11162</text:p>
          </table:table-cell>
        </table:table-row>
        <table:table-row table:style-name="ro1">
          <table:table-cell office:value-type="float" office:value="129995" calcext:value-type="float">
            <text:p>129995</text:p>
          </table:table-cell>
          <table:table-cell office:value-type="float" office:value="81727" calcext:value-type="float">
            <text:p>81727</text:p>
          </table:table-cell>
          <table:table-cell office:value-type="float" office:value="349.49823" calcext:value-type="float">
            <text:p>349.49823</text:p>
          </table:table-cell>
          <table:table-cell office:value-type="float" office:value="32496" calcext:value-type="float">
            <text:p>32496</text:p>
          </table:table-cell>
          <table:table-cell office:value-type="float" office:value="418.05942" calcext:value-type="float">
            <text:p>418.05942</text:p>
          </table:table-cell>
          <table:table-cell office:value-type="float" office:value="8052" calcext:value-type="float">
            <text:p>8052</text:p>
          </table:table-cell>
        </table:table-row>
        <table:table-row table:style-name="ro1">
          <table:table-cell office:value-type="float" office:value="345807" calcext:value-type="float">
            <text:p>345807</text:p>
          </table:table-cell>
          <table:table-cell office:value-type="float" office:value="310718" calcext:value-type="float">
            <text:p>310718</text:p>
          </table:table-cell>
          <table:table-cell office:value-type="float" office:value="259.28854" calcext:value-type="float">
            <text:p>259.28854</text:p>
          </table:table-cell>
          <table:table-cell office:value-type="float" office:value="28757" calcext:value-type="float">
            <text:p>28757</text:p>
          </table:table-cell>
          <table:table-cell office:value-type="float" office:value="437.1472" calcext:value-type="float">
            <text:p>437.1472</text:p>
          </table:table-cell>
          <table:table-cell office:value-type="float" office:value="14488" calcext:value-type="float">
            <text:p>14488</text:p>
          </table:table-cell>
        </table:table-row>
        <table:table-row table:style-name="ro1">
          <table:table-cell office:value-type="float" office:value="495862" calcext:value-type="float">
            <text:p>495862</text:p>
          </table:table-cell>
          <table:table-cell office:value-type="float" office:value="18581" calcext:value-type="float">
            <text:p>18581</text:p>
          </table:table-cell>
          <table:table-cell office:value-type="float" office:value="757.6288" calcext:value-type="float">
            <text:p>757.6288</text:p>
          </table:table-cell>
          <table:table-cell office:value-type="float" office:value="82581" calcext:value-type="float">
            <text:p>82581</text:p>
          </table:table-cell>
          <table:table-cell office:value-type="float" office:value="748.6592" calcext:value-type="float">
            <text:p>748.6592</text:p>
          </table:table-cell>
          <table:table-cell office:value-type="float" office:value="39044" calcext:value-type="float">
            <text:p>39044</text:p>
          </table:table-cell>
        </table:table-row>
        <table:table-row table:style-name="ro1">
          <table:table-cell office:value-type="float" office:value="189101" calcext:value-type="float">
            <text:p>189101</text:p>
          </table:table-cell>
          <table:table-cell office:value-type="float" office:value="439997" calcext:value-type="float">
            <text:p>439997</text:p>
          </table:table-cell>
          <table:table-cell office:value-type="float" office:value="180.19214" calcext:value-type="float">
            <text:p>180.19214</text:p>
          </table:table-cell>
          <table:table-cell office:value-type="float" office:value="19216" calcext:value-type="float">
            <text:p>19216</text:p>
          </table:table-cell>
          <table:table-cell office:value-type="float" office:value="360.04034" calcext:value-type="float">
            <text:p>360.04034</text:p>
          </table:table-cell>
          <table:table-cell office:value-type="float" office:value="5839" calcext:value-type="float">
            <text:p>5839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177776" calcext:value-type="float">
            <text:p>177776</text:p>
          </table:table-cell>
          <table:table-cell office:value-type="float" office:value="519.3454" calcext:value-type="float">
            <text:p>519.3454</text:p>
          </table:table-cell>
          <table:table-cell office:value-type="float" office:value="30160" calcext:value-type="float">
            <text:p>30160</text:p>
          </table:table-cell>
          <table:table-cell office:value-type="float" office:value="336.6573" calcext:value-type="float">
            <text:p>336.6573</text:p>
          </table:table-cell>
          <table:table-cell office:value-type="float" office:value="4629" calcext:value-type="float">
            <text:p>4629</text:p>
          </table:table-cell>
        </table:table-row>
        <table:table-row table:style-name="ro1">
          <table:table-cell office:value-type="float" office:value="297736" calcext:value-type="float">
            <text:p>297736</text:p>
          </table:table-cell>
          <table:table-cell office:value-type="float" office:value="630540" calcext:value-type="float">
            <text:p>630540</text:p>
          </table:table-cell>
          <table:table-cell office:value-type="float" office:value="334.94955" calcext:value-type="float">
            <text:p>334.94955</text:p>
          </table:table-cell>
          <table:table-cell office:value-type="float" office:value="17903" calcext:value-type="float">
            <text:p>17903</text:p>
          </table:table-cell>
          <table:table-cell office:value-type="float" office:value="350.3315" calcext:value-type="float">
            <text:p>350.3315</text:p>
          </table:table-cell>
          <table:table-cell office:value-type="float" office:value="5654" calcext:value-type="float">
            <text:p>5654</text:p>
          </table:table-cell>
        </table:table-row>
        <table:table-row table:style-name="ro1">
          <table:table-cell office:value-type="float" office:value="555785" calcext:value-type="float">
            <text:p>555785</text:p>
          </table:table-cell>
          <table:table-cell office:value-type="float" office:value="388682" calcext:value-type="float">
            <text:p>388682</text:p>
          </table:table-cell>
          <table:table-cell office:value-type="float" office:value="271.7141" calcext:value-type="float">
            <text:p>271.7141</text:p>
          </table:table-cell>
          <table:table-cell office:value-type="float" office:value="29680" calcext:value-type="float">
            <text:p>29680</text:p>
          </table:table-cell>
          <table:table-cell office:value-type="float" office:value="425.91235" calcext:value-type="float">
            <text:p>425.91235</text:p>
          </table:table-cell>
          <table:table-cell office:value-type="float" office:value="14331" calcext:value-type="float">
            <text:p>14331</text:p>
          </table:table-cell>
        </table:table-row>
        <table:table-row table:style-name="ro1">
          <table:table-cell office:value-type="float" office:value="584677" calcext:value-type="float">
            <text:p>584677</text:p>
          </table:table-cell>
          <table:table-cell office:value-type="float" office:value="24518" calcext:value-type="float">
            <text:p>24518</text:p>
          </table:table-cell>
          <table:table-cell office:value-type="float" office:value="215.8277" calcext:value-type="float">
            <text:p>215.8277</text:p>
          </table:table-cell>
          <table:table-cell office:value-type="float" office:value="23167" calcext:value-type="float">
            <text:p>23167</text:p>
          </table:table-cell>
          <table:table-cell office:value-type="float" office:value="409.3902" calcext:value-type="float">
            <text:p>409.3902</text:p>
          </table:table-cell>
          <table:table-cell office:value-type="float" office:value="10525" calcext:value-type="float">
            <text:p>10525</text:p>
          </table:table-cell>
        </table:table-row>
        <table:table-row table:style-name="ro1">
          <table:table-cell office:value-type="float" office:value="593972" calcext:value-type="float">
            <text:p>593972</text:p>
          </table:table-cell>
          <table:table-cell office:value-type="float" office:value="603388" calcext:value-type="float">
            <text:p>603388</text:p>
          </table:table-cell>
          <table:table-cell office:value-type="float" office:value="723.0409" calcext:value-type="float">
            <text:p>723.0409</text:p>
          </table:table-cell>
          <table:table-cell office:value-type="float" office:value="54836" calcext:value-type="float">
            <text:p>54836</text:p>
          </table:table-cell>
          <table:table-cell office:value-type="float" office:value="474.2075" calcext:value-type="float">
            <text:p>474.2075</text:p>
          </table:table-cell>
          <table:table-cell office:value-type="float" office:value="16955" calcext:value-type="float">
            <text:p>16955</text:p>
          </table:table-cell>
        </table:table-row>
        <table:table-row table:style-name="ro1">
          <table:table-cell office:value-type="float" office:value="87488" calcext:value-type="float">
            <text:p>87488</text:p>
          </table:table-cell>
          <table:table-cell office:value-type="float" office:value="188852" calcext:value-type="float">
            <text:p>188852</text:p>
          </table:table-cell>
          <table:table-cell office:value-type="float" office:value="519.7042" calcext:value-type="float">
            <text:p>519.7042</text:p>
          </table:table-cell>
          <table:table-cell office:value-type="float" office:value="57557" calcext:value-type="float">
            <text:p>57557</text:p>
          </table:table-cell>
          <table:table-cell office:value-type="float" office:value="504.28314" calcext:value-type="float">
            <text:p>504.28314</text:p>
          </table:table-cell>
          <table:table-cell office:value-type="float" office:value="12398" calcext:value-type="float">
            <text:p>12398</text:p>
          </table:table-cell>
        </table:table-row>
        <table:table-row table:style-name="ro1">
          <table:table-cell office:value-type="float" office:value="506531" calcext:value-type="float">
            <text:p>506531</text:p>
          </table:table-cell>
          <table:table-cell office:value-type="float" office:value="540764" calcext:value-type="float">
            <text:p>540764</text:p>
          </table:table-cell>
          <table:table-cell office:value-type="float" office:value="93.06871" calcext:value-type="float">
            <text:p>93.06871</text:p>
          </table:table-cell>
          <table:table-cell office:value-type="float" office:value="8888" calcext:value-type="float">
            <text:p>8888</text:p>
          </table:table-cell>
          <table:table-cell office:value-type="float" office:value="344.2644" calcext:value-type="float">
            <text:p>344.2644</text:p>
          </table:table-cell>
          <table:table-cell office:value-type="float" office:value="2997" calcext:value-type="float">
            <text:p>2997</text:p>
          </table:table-cell>
        </table:table-row>
        <table:table-row table:style-name="ro1">
          <table:table-cell office:value-type="float" office:value="319955" calcext:value-type="float">
            <text:p>319955</text:p>
          </table:table-cell>
          <table:table-cell office:value-type="float" office:value="418666" calcext:value-type="float">
            <text:p>418666</text:p>
          </table:table-cell>
          <table:table-cell office:value-type="float" office:value="335.61325" calcext:value-type="float">
            <text:p>335.61325</text:p>
          </table:table-cell>
          <table:table-cell office:value-type="float" office:value="36810" calcext:value-type="float">
            <text:p>36810</text:p>
          </table:table-cell>
          <table:table-cell office:value-type="float" office:value="446.6256" calcext:value-type="float">
            <text:p>446.6256</text:p>
          </table:table-cell>
          <table:table-cell office:value-type="float" office:value="17675" calcext:value-type="float">
            <text:p>17675</text:p>
          </table:table-cell>
        </table:table-row>
        <table:table-row table:style-name="ro1">
          <table:table-cell office:value-type="float" office:value="438399" calcext:value-type="float">
            <text:p>438399</text:p>
          </table:table-cell>
          <table:table-cell office:value-type="float" office:value="460566" calcext:value-type="float">
            <text:p>460566</text:p>
          </table:table-cell>
          <table:table-cell office:value-type="float" office:value="387.26904" calcext:value-type="float">
            <text:p>387.26904</text:p>
          </table:table-cell>
          <table:table-cell office:value-type="float" office:value="43165" calcext:value-type="float">
            <text:p>43165</text:p>
          </table:table-cell>
          <table:table-cell office:value-type="float" office:value="416.38672" calcext:value-type="float">
            <text:p>416.38672</text:p>
          </table:table-cell>
          <table:table-cell office:value-type="float" office:value="12466" calcext:value-type="float">
            <text:p>12466</text:p>
          </table:table-cell>
        </table:table-row>
        <table:table-row table:style-name="ro1">
          <table:table-cell office:value-type="float" office:value="543435" calcext:value-type="float">
            <text:p>543435</text:p>
          </table:table-cell>
          <table:table-cell office:value-type="float" office:value="402653" calcext:value-type="float">
            <text:p>402653</text:p>
          </table:table-cell>
          <table:table-cell office:value-type="float" office:value="242.36256" calcext:value-type="float">
            <text:p>242.36256</text:p>
          </table:table-cell>
          <table:table-cell office:value-type="float" office:value="27357" calcext:value-type="float">
            <text:p>27357</text:p>
          </table:table-cell>
          <table:table-cell office:value-type="float" office:value="434.86523" calcext:value-type="float">
            <text:p>434.86523</text:p>
          </table:table-cell>
          <table:table-cell office:value-type="float" office:value="14239" calcext:value-type="float">
            <text:p>14239</text:p>
          </table:table-cell>
        </table:table-row>
        <table:table-row table:style-name="ro1">
          <table:table-cell office:value-type="float" office:value="473514" calcext:value-type="float">
            <text:p>473514</text:p>
          </table:table-cell>
          <table:table-cell office:value-type="float" office:value="460410" calcext:value-type="float">
            <text:p>460410</text:p>
          </table:table-cell>
          <table:table-cell office:value-type="float" office:value="583.99426" calcext:value-type="float">
            <text:p>583.99426</text:p>
          </table:table-cell>
          <table:table-cell office:value-type="float" office:value="41552" calcext:value-type="float">
            <text:p>41552</text:p>
          </table:table-cell>
          <table:table-cell office:value-type="float" office:value="497.55933" calcext:value-type="float">
            <text:p>497.55933</text:p>
          </table:table-cell>
          <table:table-cell office:value-type="float" office:value="19920" calcext:value-type="float">
            <text:p>19920</text:p>
          </table:table-cell>
        </table:table-row>
        <table:table-row table:style-name="ro1">
          <table:table-cell office:value-type="float" office:value="374834" calcext:value-type="float">
            <text:p>374834</text:p>
          </table:table-cell>
          <table:table-cell office:value-type="float" office:value="456216" calcext:value-type="float">
            <text:p>456216</text:p>
          </table:table-cell>
          <table:table-cell office:value-type="float" office:value="976.2711" calcext:value-type="float">
            <text:p>976.2711</text:p>
          </table:table-cell>
          <table:table-cell office:value-type="float" office:value="81406" calcext:value-type="float">
            <text:p>81406</text:p>
          </table:table-cell>
          <table:table-cell office:value-type="float" office:value="573.2363" calcext:value-type="float">
            <text:p>573.2363</text:p>
          </table:table-cell>
          <table:table-cell office:value-type="float" office:value="21253" calcext:value-type="float">
            <text:p>21253</text:p>
          </table:table-cell>
        </table:table-row>
        <table:table-row table:style-name="ro1">
          <table:table-cell office:value-type="float" office:value="333814" calcext:value-type="float">
            <text:p>333814</text:p>
          </table:table-cell>
          <table:table-cell office:value-type="float" office:value="107981" calcext:value-type="float">
            <text:p>107981</text:p>
          </table:table-cell>
          <table:table-cell office:value-type="float" office:value="229.26859" calcext:value-type="float">
            <text:p>229.26859</text:p>
          </table:table-cell>
          <table:table-cell office:value-type="float" office:value="24021" calcext:value-type="float">
            <text:p>24021</text:p>
          </table:table-cell>
          <table:table-cell office:value-type="float" office:value="365.8498" calcext:value-type="float">
            <text:p>365.8498</text:p>
          </table:table-cell>
          <table:table-cell office:value-type="float" office:value="5131" calcext:value-type="float">
            <text:p>5131</text:p>
          </table:table-cell>
        </table:table-row>
        <table:table-row table:style-name="ro1">
          <table:table-cell office:value-type="float" office:value="250600" calcext:value-type="float">
            <text:p>250600</text:p>
          </table:table-cell>
          <table:table-cell office:value-type="float" office:value="466638" calcext:value-type="float">
            <text:p>466638</text:p>
          </table:table-cell>
          <table:table-cell office:value-type="float" office:value="644.7063" calcext:value-type="float">
            <text:p>644.7063</text:p>
          </table:table-cell>
          <table:table-cell office:value-type="float" office:value="47984" calcext:value-type="float">
            <text:p>47984</text:p>
          </table:table-cell>
          <table:table-cell office:value-type="float" office:value="491.51627" calcext:value-type="float">
            <text:p>491.51627</text:p>
          </table:table-cell>
          <table:table-cell office:value-type="float" office:value="21091" calcext:value-type="float">
            <text:p>21091</text:p>
          </table:table-cell>
        </table:table-row>
        <table:table-row table:style-name="ro1">
          <table:table-cell office:value-type="float" office:value="361316" calcext:value-type="float">
            <text:p>361316</text:p>
          </table:table-cell>
          <table:table-cell office:value-type="float" office:value="391285" calcext:value-type="float">
            <text:p>391285</text:p>
          </table:table-cell>
          <table:table-cell office:value-type="float" office:value="496.18985" calcext:value-type="float">
            <text:p>496.18985</text:p>
          </table:table-cell>
          <table:table-cell office:value-type="float" office:value="31262" calcext:value-type="float">
            <text:p>31262</text:p>
          </table:table-cell>
          <table:table-cell office:value-type="float" office:value="489.82214" calcext:value-type="float">
            <text:p>489.82214</text:p>
          </table:table-cell>
          <table:table-cell office:value-type="float" office:value="18078" calcext:value-type="float">
            <text:p>18078</text:p>
          </table:table-cell>
        </table:table-row>
        <table:table-row table:style-name="ro1">
          <table:table-cell office:value-type="float" office:value="38268" calcext:value-type="float">
            <text:p>38268</text:p>
          </table:table-cell>
          <table:table-cell office:value-type="float" office:value="67193" calcext:value-type="float">
            <text:p>67193</text:p>
          </table:table-cell>
          <table:table-cell office:value-type="float" office:value="606.28577" calcext:value-type="float">
            <text:p>606.28577</text:p>
          </table:table-cell>
          <table:table-cell office:value-type="float" office:value="40105" calcext:value-type="float">
            <text:p>40105</text:p>
          </table:table-cell>
          <table:table-cell office:value-type="float" office:value="475.69934" calcext:value-type="float">
            <text:p>475.69934</text:p>
          </table:table-cell>
          <table:table-cell office:value-type="float" office:value="19437" calcext:value-type="float">
            <text:p>19437</text:p>
          </table:table-cell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float" office:value="40152" calcext:value-type="float">
            <text:p>40152</text:p>
          </table:table-cell>
          <table:table-cell office:value-type="float" office:value="458.75043" calcext:value-type="float">
            <text:p>458.75043</text:p>
          </table:table-cell>
          <table:table-cell office:value-type="float" office:value="49622" calcext:value-type="float">
            <text:p>49622</text:p>
          </table:table-cell>
          <table:table-cell office:value-type="float" office:value="692.37524" calcext:value-type="float">
            <text:p>692.37524</text:p>
          </table:table-cell>
          <table:table-cell office:value-type="float" office:value="32745" calcext:value-type="float">
            <text:p>32745</text:p>
          </table:table-cell>
        </table:table-row>
        <table:table-row table:style-name="ro1">
          <table:table-cell office:value-type="float" office:value="605033" calcext:value-type="float">
            <text:p>605033</text:p>
          </table:table-cell>
          <table:table-cell office:value-type="float" office:value="552079" calcext:value-type="float">
            <text:p>552079</text:p>
          </table:table-cell>
          <table:table-cell office:value-type="float" office:value="202.18582" calcext:value-type="float">
            <text:p>202.18582</text:p>
          </table:table-cell>
          <table:table-cell office:value-type="float" office:value="21867" calcext:value-type="float">
            <text:p>21867</text:p>
          </table:table-cell>
          <table:table-cell office:value-type="float" office:value="391.23218" calcext:value-type="float">
            <text:p>391.23218</text:p>
          </table:table-cell>
          <table:table-cell office:value-type="float" office:value="8241" calcext:value-type="float">
            <text:p>8241</text:p>
          </table:table-cell>
        </table:table-row>
        <table:table-row table:style-name="ro1">
          <table:table-cell office:value-type="float" office:value="251070" calcext:value-type="float">
            <text:p>251070</text:p>
          </table:table-cell>
          <table:table-cell office:value-type="float" office:value="288695" calcext:value-type="float">
            <text:p>288695</text:p>
          </table:table-cell>
          <table:table-cell office:value-type="float" office:value="484.42007" calcext:value-type="float">
            <text:p>484.42007</text:p>
          </table:table-cell>
          <table:table-cell office:value-type="float" office:value="31338" calcext:value-type="float">
            <text:p>31338</text:p>
          </table:table-cell>
          <table:table-cell office:value-type="float" office:value="378.09668" calcext:value-type="float">
            <text:p>378.09668</text:p>
          </table:table-cell>
          <table:table-cell office:value-type="float" office:value="9155" calcext:value-type="float">
            <text:p>9155</text:p>
          </table:table-cell>
        </table:table-row>
        <table:table-row table:style-name="ro1">
          <table:table-cell office:value-type="float" office:value="521821" calcext:value-type="float">
            <text:p>521821</text:p>
          </table:table-cell>
          <table:table-cell office:value-type="float" office:value="478026" calcext:value-type="float">
            <text:p>478026</text:p>
          </table:table-cell>
          <table:table-cell office:value-type="float" office:value="424.75122" calcext:value-type="float">
            <text:p>424.75122</text:p>
          </table:table-cell>
          <table:table-cell office:value-type="float" office:value="25195" calcext:value-type="float">
            <text:p>25195</text:p>
          </table:table-cell>
          <table:table-cell office:value-type="float" office:value="394.0805" calcext:value-type="float">
            <text:p>394.0805</text:p>
          </table:table-cell>
          <table:table-cell office:value-type="float" office:value="10995" calcext:value-type="float">
            <text:p>10995</text:p>
          </table:table-cell>
        </table:table-row>
        <table:table-row table:style-name="ro1">
          <table:table-cell office:value-type="float" office:value="235134" calcext:value-type="float">
            <text:p>235134</text:p>
          </table:table-cell>
          <table:table-cell office:value-type="float" office:value="480786" calcext:value-type="float">
            <text:p>480786</text:p>
          </table:table-cell>
          <table:table-cell office:value-type="float" office:value="524.57025" calcext:value-type="float">
            <text:p>524.57025</text:p>
          </table:table-cell>
          <table:table-cell office:value-type="float" office:value="39378" calcext:value-type="float">
            <text:p>39378</text:p>
          </table:table-cell>
          <table:table-cell office:value-type="float" office:value="421.40866" calcext:value-type="float">
            <text:p>421.40866</text:p>
          </table:table-cell>
          <table:table-cell office:value-type="float" office:value="14515" calcext:value-type="float">
            <text:p>14515</text:p>
          </table:table-cell>
        </table:table-row>
        <table:table-row table:style-name="ro1">
          <table:table-cell office:value-type="float" office:value="305250" calcext:value-type="float">
            <text:p>305250</text:p>
          </table:table-cell>
          <table:table-cell office:value-type="float" office:value="35118" calcext:value-type="float">
            <text:p>35118</text:p>
          </table:table-cell>
          <table:table-cell office:value-type="float" office:value="623.7642" calcext:value-type="float">
            <text:p>623.7642</text:p>
          </table:table-cell>
          <table:table-cell office:value-type="float" office:value="46054" calcext:value-type="float">
            <text:p>46054</text:p>
          </table:table-cell>
          <table:table-cell office:value-type="float" office:value="467.58453" calcext:value-type="float">
            <text:p>467.58453</text:p>
          </table:table-cell>
          <table:table-cell office:value-type="float" office:value="17404" calcext:value-type="float">
            <text:p>17404</text:p>
          </table:table-cell>
        </table:table-row>
        <table:table-row table:style-name="ro1">
          <table:table-cell office:value-type="float" office:value="146392" calcext:value-type="float">
            <text:p>146392</text:p>
          </table:table-cell>
          <table:table-cell office:value-type="float" office:value="331339" calcext:value-type="float">
            <text:p>331339</text:p>
          </table:table-cell>
          <table:table-cell office:value-type="float" office:value="168.9114" calcext:value-type="float">
            <text:p>168.9114</text:p>
          </table:table-cell>
          <table:table-cell office:value-type="float" office:value="17755" calcext:value-type="float">
            <text:p>17755</text:p>
          </table:table-cell>
          <table:table-cell office:value-type="float" office:value="372.85373" calcext:value-type="float">
            <text:p>372.85373</text:p>
          </table:table-cell>
          <table:table-cell office:value-type="float" office:value="7033" calcext:value-type="float">
            <text:p>7033</text:p>
          </table:table-cell>
        </table:table-row>
        <table:table-row table:style-name="ro1">
          <table:table-cell office:value-type="float" office:value="531689" calcext:value-type="float">
            <text:p>531689</text:p>
          </table:table-cell>
          <table:table-cell office:value-type="float" office:value="227749" calcext:value-type="float">
            <text:p>227749</text:p>
          </table:table-cell>
          <table:table-cell office:value-type="float" office:value="523.7875" calcext:value-type="float">
            <text:p>523.7875</text:p>
          </table:table-cell>
          <table:table-cell office:value-type="float" office:value="36081" calcext:value-type="float">
            <text:p>36081</text:p>
          </table:table-cell>
          <table:table-cell office:value-type="float" office:value="449.499" calcext:value-type="float">
            <text:p>449.499</text:p>
          </table:table-cell>
          <table:table-cell office:value-type="float" office:value="15778" calcext:value-type="float">
            <text:p>15778</text:p>
          </table:table-cell>
        </table:table-row>
        <table:table-row table:style-name="ro1">
          <table:table-cell office:value-type="float" office:value="408985" calcext:value-type="float">
            <text:p>408985</text:p>
          </table:table-cell>
          <table:table-cell office:value-type="float" office:value="571628" calcext:value-type="float">
            <text:p>571628</text:p>
          </table:table-cell>
          <table:table-cell office:value-type="float" office:value="467.50107" calcext:value-type="float">
            <text:p>467.50107</text:p>
          </table:table-cell>
          <table:table-cell office:value-type="float" office:value="49424" calcext:value-type="float">
            <text:p>49424</text:p>
          </table:table-cell>
          <table:table-cell office:value-type="float" office:value="403.27798" calcext:value-type="float">
            <text:p>403.27798</text:p>
          </table:table-cell>
          <table:table-cell office:value-type="float" office:value="10706" calcext:value-type="float">
            <text:p>10706</text:p>
          </table:table-cell>
        </table:table-row>
        <table:table-row table:style-name="ro1">
          <table:table-cell office:value-type="float" office:value="138897" calcext:value-type="float">
            <text:p>138897</text:p>
          </table:table-cell>
          <table:table-cell office:value-type="float" office:value="63198" calcext:value-type="float">
            <text:p>63198</text:p>
          </table:table-cell>
          <table:table-cell office:value-type="float" office:value="122.77298" calcext:value-type="float">
            <text:p>122.77298</text:p>
          </table:table-cell>
          <table:table-cell office:value-type="float" office:value="13084" calcext:value-type="float">
            <text:p>13084</text:p>
          </table:table-cell>
          <table:table-cell office:value-type="float" office:value="384.93658" calcext:value-type="float">
            <text:p>384.93658</text:p>
          </table:table-cell>
          <table:table-cell office:value-type="float" office:value="6778" calcext:value-type="float">
            <text:p>6778</text:p>
          </table:table-cell>
        </table:table-row>
        <table:table-row table:style-name="ro1">
          <table:table-cell office:value-type="float" office:value="226132" calcext:value-type="float">
            <text:p>226132</text:p>
          </table:table-cell>
          <table:table-cell office:value-type="float" office:value="155860" calcext:value-type="float">
            <text:p>155860</text:p>
          </table:table-cell>
          <table:table-cell office:value-type="float" office:value="230.36345" calcext:value-type="float">
            <text:p>230.36345</text:p>
          </table:table-cell>
          <table:table-cell office:value-type="float" office:value="24479" calcext:value-type="float">
            <text:p>24479</text:p>
          </table:table-cell>
          <table:table-cell office:value-type="float" office:value="391.89877" calcext:value-type="float">
            <text:p>391.89877</text:p>
          </table:table-cell>
          <table:table-cell office:value-type="float" office:value="7809" calcext:value-type="float">
            <text:p>7809</text:p>
          </table:table-cell>
        </table:table-row>
        <table:table-row table:style-name="ro1">
          <table:table-cell office:value-type="float" office:value="570631" calcext:value-type="float">
            <text:p>570631</text:p>
          </table:table-cell>
          <table:table-cell office:value-type="float" office:value="1223" calcext:value-type="float">
            <text:p>1223</text:p>
          </table:table-cell>
          <table:table-cell office:value-type="float" office:value="306.526" calcext:value-type="float">
            <text:p>306.526</text:p>
          </table:table-cell>
          <table:table-cell office:value-type="float" office:value="12345" calcext:value-type="float">
            <text:p>12345</text:p>
          </table:table-cell>
          <table:table-cell office:value-type="float" office:value="343.55594" calcext:value-type="float">
            <text:p>343.55594</text:p>
          </table:table-cell>
          <table:table-cell office:value-type="float" office:value="5207" calcext:value-type="float">
            <text:p>5207</text:p>
          </table:table-cell>
        </table:table-row>
        <table:table-row table:style-name="ro1">
          <table:table-cell office:value-type="float" office:value="621067" calcext:value-type="float">
            <text:p>621067</text:p>
          </table:table-cell>
          <table:table-cell office:value-type="float" office:value="465572" calcext:value-type="float">
            <text:p>465572</text:p>
          </table:table-cell>
          <table:table-cell office:value-type="float" office:value="195.62561" calcext:value-type="float">
            <text:p>195.62561</text:p>
          </table:table-cell>
          <table:table-cell office:value-type="float" office:value="20259" calcext:value-type="float">
            <text:p>20259</text:p>
          </table:table-cell>
          <table:table-cell office:value-type="float" office:value="356.3086" calcext:value-type="float">
            <text:p>356.3086</text:p>
          </table:table-cell>
          <table:table-cell office:value-type="float" office:value="5368" calcext:value-type="float">
            <text:p>5368</text:p>
          </table:table-cell>
        </table:table-row>
        <table:table-row table:style-name="ro1">
          <table:table-cell office:value-type="float" office:value="497441" calcext:value-type="float">
            <text:p>497441</text:p>
          </table:table-cell>
          <table:table-cell office:value-type="float" office:value="283002" calcext:value-type="float">
            <text:p>283002</text:p>
          </table:table-cell>
          <table:table-cell office:value-type="float" office:value="806.6428" calcext:value-type="float">
            <text:p>806.6428</text:p>
          </table:table-cell>
          <table:table-cell office:value-type="float" office:value="83374" calcext:value-type="float">
            <text:p>83374</text:p>
          </table:table-cell>
          <table:table-cell office:value-type="float" office:value="813.2715" calcext:value-type="float">
            <text:p>813.2715</text:p>
          </table:table-cell>
          <table:table-cell office:value-type="float" office:value="42826" calcext:value-type="float">
            <text:p>42826</text:p>
          </table:table-cell>
        </table:table-row>
        <table:table-row table:style-name="ro1">
          <table:table-cell office:value-type="float" office:value="38730" calcext:value-type="float">
            <text:p>38730</text:p>
          </table:table-cell>
          <table:table-cell office:value-type="float" office:value="201805" calcext:value-type="float">
            <text:p>201805</text:p>
          </table:table-cell>
          <table:table-cell office:value-type="float" office:value="679.5495" calcext:value-type="float">
            <text:p>679.5495</text:p>
          </table:table-cell>
          <table:table-cell office:value-type="float" office:value="68118" calcext:value-type="float">
            <text:p>68118</text:p>
          </table:table-cell>
          <table:table-cell office:value-type="float" office:value="601.3729" calcext:value-type="float">
            <text:p>601.3729</text:p>
          </table:table-cell>
          <table:table-cell office:value-type="float" office:value="11646" calcext:value-type="float">
            <text:p>11646</text:p>
          </table:table-cell>
        </table:table-row>
        <table:table-row table:style-name="ro1">
          <table:table-cell office:value-type="float" office:value="654417" calcext:value-type="float">
            <text:p>654417</text:p>
          </table:table-cell>
          <table:table-cell office:value-type="float" office:value="301865" calcext:value-type="float">
            <text:p>301865</text:p>
          </table:table-cell>
          <table:table-cell office:value-type="float" office:value="87.88047" calcext:value-type="float">
            <text:p>87.88047</text:p>
          </table:table-cell>
          <table:table-cell office:value-type="float" office:value="8346" calcext:value-type="float">
            <text:p>8346</text:p>
          </table:table-cell>
          <table:table-cell office:value-type="float" office:value="335.47708" calcext:value-type="float">
            <text:p>335.47708</text:p>
          </table:table-cell>
          <table:table-cell office:value-type="float" office:value="1265" calcext:value-type="float">
            <text:p>1265</text:p>
          </table:table-cell>
        </table:table-row>
        <table:table-row table:style-name="ro1">
          <table:table-cell office:value-type="float" office:value="135066" calcext:value-type="float">
            <text:p>135066</text:p>
          </table:table-cell>
          <table:table-cell office:value-type="float" office:value="306988" calcext:value-type="float">
            <text:p>306988</text:p>
          </table:table-cell>
          <table:table-cell office:value-type="float" office:value="443.82117" calcext:value-type="float">
            <text:p>443.82117</text:p>
          </table:table-cell>
          <table:table-cell office:value-type="float" office:value="26409" calcext:value-type="float">
            <text:p>26409</text:p>
          </table:table-cell>
          <table:table-cell office:value-type="float" office:value="404.60004" calcext:value-type="float">
            <text:p>404.60004</text:p>
          </table:table-cell>
          <table:table-cell office:value-type="float" office:value="12163" calcext:value-type="float">
            <text:p>12163</text:p>
          </table:table-cell>
        </table:table-row>
        <table:table-row table:style-name="ro1">
          <table:table-cell office:value-type="float" office:value="124234" calcext:value-type="float">
            <text:p>124234</text:p>
          </table:table-cell>
          <table:table-cell office:value-type="float" office:value="8585" calcext:value-type="float">
            <text:p>8585</text:p>
          </table:table-cell>
          <table:table-cell office:value-type="float" office:value="566.14966" calcext:value-type="float">
            <text:p>566.14966</text:p>
          </table:table-cell>
          <table:table-cell office:value-type="float" office:value="43592" calcext:value-type="float">
            <text:p>43592</text:p>
          </table:table-cell>
          <table:table-cell office:value-type="float" office:value="559.26514" calcext:value-type="float">
            <text:p>559.26514</text:p>
          </table:table-cell>
          <table:table-cell office:value-type="float" office:value="22929" calcext:value-type="float">
            <text:p>22929</text:p>
          </table:table-cell>
        </table:table-row>
        <table:table-row table:style-name="ro1">
          <table:table-cell office:value-type="float" office:value="583471" calcext:value-type="float">
            <text:p>583471</text:p>
          </table:table-cell>
          <table:table-cell office:value-type="float" office:value="530778" calcext:value-type="float">
            <text:p>530778</text:p>
          </table:table-cell>
          <table:table-cell office:value-type="float" office:value="411.2218" calcext:value-type="float">
            <text:p>411.2218</text:p>
          </table:table-cell>
          <table:table-cell office:value-type="float" office:value="45904" calcext:value-type="float">
            <text:p>45904</text:p>
          </table:table-cell>
          <table:table-cell office:value-type="float" office:value="379.37717" calcext:value-type="float">
            <text:p>379.37717</text:p>
          </table:table-cell>
          <table:table-cell office:value-type="float" office:value="8739" calcext:value-type="float">
            <text:p>8739</text:p>
          </table:table-cell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float" office:value="107744" calcext:value-type="float">
            <text:p>107744</text:p>
          </table:table-cell>
          <table:table-cell office:value-type="float" office:value="712.733" calcext:value-type="float">
            <text:p>712.733</text:p>
          </table:table-cell>
          <table:table-cell office:value-type="float" office:value="58347" calcext:value-type="float">
            <text:p>58347</text:p>
          </table:table-cell>
          <table:table-cell office:value-type="float" office:value="6277.1206" calcext:value-type="float">
            <text:p>6277.1206</text:p>
          </table:table-cell>
          <table:table-cell office:value-type="float" office:value="647328" calcext:value-type="float">
            <text:p>647328</text:p>
          </table:table-cell>
        </table:table-row>
        <table:table-row table:style-name="ro1">
          <table:table-cell office:value-type="float" office:value="568224" calcext:value-type="float">
            <text:p>568224</text:p>
          </table:table-cell>
          <table:table-cell office:value-type="float" office:value="160322" calcext:value-type="float">
            <text:p>160322</text:p>
          </table:table-cell>
          <table:table-cell office:value-type="float" office:value="923.29877" calcext:value-type="float">
            <text:p>923.29877</text:p>
          </table:table-cell>
          <table:table-cell office:value-type="float" office:value="82495" calcext:value-type="float">
            <text:p>82495</text:p>
          </table:table-cell>
          <table:table-cell office:value-type="float" office:value="800.37024" calcext:value-type="float">
            <text:p>800.37024</text:p>
          </table:table-cell>
          <table:table-cell office:value-type="float" office:value="46423" calcext:value-type="float">
            <text:p>46423</text:p>
          </table:table-cell>
        </table:table-row>
        <table:table-row table:style-name="ro1">
          <table:table-cell office:value-type="float" office:value="647165" calcext:value-type="float">
            <text:p>647165</text:p>
          </table:table-cell>
          <table:table-cell office:value-type="float" office:value="67971" calcext:value-type="float">
            <text:p>67971</text:p>
          </table:table-cell>
          <table:table-cell office:value-type="float" office:value="525.86346" calcext:value-type="float">
            <text:p>525.86346</text:p>
          </table:table-cell>
          <table:table-cell office:value-type="float" office:value="38874" calcext:value-type="float">
            <text:p>38874</text:p>
          </table:table-cell>
          <table:table-cell office:value-type="float" office:value="504.53708" calcext:value-type="float">
            <text:p>504.53708</text:p>
          </table:table-cell>
          <table:table-cell office:value-type="float" office:value="19119" calcext:value-type="float">
            <text:p>19119</text:p>
          </table:table-cell>
        </table:table-row>
        <table:table-row table:style-name="ro1">
          <table:table-cell office:value-type="float" office:value="531171" calcext:value-type="float">
            <text:p>531171</text:p>
          </table:table-cell>
          <table:table-cell office:value-type="float" office:value="359809" calcext:value-type="float">
            <text:p>359809</text:p>
          </table:table-cell>
          <table:table-cell office:value-type="float" office:value="350.2292" calcext:value-type="float">
            <text:p>350.2292</text:p>
          </table:table-cell>
          <table:table-cell office:value-type="float" office:value="30228" calcext:value-type="float">
            <text:p>30228</text:p>
          </table:table-cell>
          <table:table-cell office:value-type="float" office:value="453.14288" calcext:value-type="float">
            <text:p>453.14288</text:p>
          </table:table-cell>
          <table:table-cell office:value-type="float" office:value="16850" calcext:value-type="float">
            <text:p>16850</text:p>
          </table:table-cell>
        </table:table-row>
        <table:table-row table:style-name="ro1">
          <table:table-cell office:value-type="float" office:value="300489" calcext:value-type="float">
            <text:p>300489</text:p>
          </table:table-cell>
          <table:table-cell office:value-type="float" office:value="574164" calcext:value-type="float">
            <text:p>574164</text:p>
          </table:table-cell>
          <table:table-cell office:value-type="float" office:value="613.31635" calcext:value-type="float">
            <text:p>613.31635</text:p>
          </table:table-cell>
          <table:table-cell office:value-type="float" office:value="49368" calcext:value-type="float">
            <text:p>49368</text:p>
          </table:table-cell>
          <table:table-cell office:value-type="float" office:value="454.01364" calcext:value-type="float">
            <text:p>454.01364</text:p>
          </table:table-cell>
          <table:table-cell office:value-type="float" office:value="17180" calcext:value-type="float">
            <text:p>1718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1" table:formula="of:=SUM([.C2:.C201])" office:value-type="float" office:value="91983.527636" calcext:value-type="float">
            <text:p>91983.5</text:p>
          </table:table-cell>
          <table:table-cell table:formula="of:=SUM([.D2:.D201])" office:value-type="float" office:value="8240739" calcext:value-type="float">
            <text:p>8240739</text:p>
          </table:table-cell>
          <table:table-cell table:style-name="ce1" table:formula="of:=SUM([.E2:.E201])" office:value-type="float" office:value="123145.82517" calcext:value-type="float">
            <text:p>123145.8</text:p>
          </table:table-cell>
          <table:table-cell table:formula="of:=SUM([.F2:.F201])" office:value-type="float" office:value="5995098" calcext:value-type="float">
            <text:p>5995098</text:p>
          </table:table-cell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style-name="ce1" table:formula="of:=[.C203]/201" office:value-type="float" office:value="457.629490726368" calcext:value-type="float">
            <text:p>457.6</text:p>
          </table:table-cell>
          <table:table-cell table:style-name="ce2" table:formula="of:=[.D203]/201" office:value-type="float" office:value="40998.7014925373" calcext:value-type="float">
            <text:p>40999</text:p>
          </table:table-cell>
          <table:table-cell table:style-name="ce1" table:formula="of:=[.E203]/201" office:value-type="float" office:value="612.665796865672" calcext:value-type="float">
            <text:p>612.7</text:p>
          </table:table-cell>
          <table:table-cell table:style-name="ce2" table:formula="of:=[.F203]/201" office:value-type="float" office:value="29826.3582089552" calcext:value-type="float">
            <text:p>298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7">00/00/0000</text:date>, <text:time style:data-style-name="N2" text:time-value="13:44:07.0628871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7T13:47:44.122569911</dc:date>
    <meta:editing-duration>PT10M34S</meta:editing-duration>
    <meta:editing-cycles>2</meta:editing-cycles>
    <meta:generator>LibreOffice/5.1.6.2$Linux_X86_64 LibreOffice_project/10m0$Build-2</meta:generator>
    <meta:document-statistic meta:table-count="1" meta:cell-count="1216" meta:object-count="0"/>
  </office:meta>
</office:document-meta>
</file>